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Symbol" svg:font-family="Symbol" style:font-adornments="Regular" style:font-pitch="variable"/>
    <style:font-face style:name="Wingdings1" svg:font-family="Wingdings" style:font-adornments="Regular" style:font-pitch="variable"/>
    <style:font-face style:name="Courier New" svg:font-family="'Courier New'" style:font-adornments="Regular" style:font-family-generic="modern" style:font-pitch="variable"/>
    <style:font-face style:name="Calibri" svg:font-family="Calibri"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office:font-face-decls>
  <office:automatic-styles>
    <style:style style:name="P1" style:family="paragraph" style:parent-style-name="Standard">
      <style:paragraph-properties style:line-height-at-least="0.1134in"/>
    </style:style>
    <style:style style:name="P2" style:family="paragraph" style:parent-style-name="Standard">
      <style:paragraph-properties style:line-height-at-least="0.1134in"/>
      <style:text-properties officeooo:paragraph-rsid="001d0344"/>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bold" style:font-weight-asian="bold"/>
    </style:style>
    <style:style style:name="P5" style:family="paragraph" style:parent-style-name="Standard">
      <style:text-properties style:text-underline-style="solid" style:text-underline-width="auto" style:text-underline-color="font-color" fo:font-weight="bold" officeooo:rsid="001bf3f0" officeooo:paragraph-rsid="001bf3f0"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bf3f0" officeooo:paragraph-rsid="001c36b0"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d2f55" officeooo:paragraph-rsid="001d2f55"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eeaee" officeooo:paragraph-rsid="001eeaee"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f072e" officeooo:paragraph-rsid="001f072e"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f8ede" officeooo:paragraph-rsid="001f8ede"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20ca7a" officeooo:paragraph-rsid="0020ca7a" style:font-weight-asian="bold" style:font-weight-complex="bold"/>
    </style:style>
    <style:style style:name="P12" style:family="paragraph" style:parent-style-name="Standard">
      <style:paragraph-properties style:line-height-at-least="0.1134in"/>
      <style:text-properties officeooo:rsid="001d0344" officeooo:paragraph-rsid="001d0344"/>
    </style:style>
    <style:style style:name="P13" style:family="paragraph" style:parent-style-name="Standard">
      <style:text-properties fo:font-weight="bold" style:font-weight-asian="bold"/>
    </style:style>
    <style:style style:name="P14" style:family="paragraph" style:parent-style-name="Standard">
      <style:text-properties fo:font-style="normal" style:text-underline-style="none" fo:font-weight="normal" officeooo:rsid="001c36b0" officeooo:paragraph-rsid="001c36b0"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20ca7a" officeooo:paragraph-rsid="0020ca7a" style:font-style-asian="normal" style:font-weight-asian="normal" style:font-style-complex="normal" style:font-weight-complex="normal"/>
    </style:style>
    <style:style style:name="P16" style:family="paragraph" style:parent-style-name="Standard">
      <style:text-properties officeooo:paragraph-rsid="00275a7e"/>
    </style:style>
    <style:style style:name="P17" style:family="paragraph" style:parent-style-name="Standard">
      <style:text-properties style:use-window-font-color="true" officeooo:rsid="00279a6c" officeooo:paragraph-rsid="00279a6c"/>
    </style:style>
    <style:style style:name="P18" style:family="paragraph" style:parent-style-name="Standard">
      <style:text-properties style:use-window-font-color="true" fo:font-weight="bold" officeooo:rsid="00279a6c" officeooo:paragraph-rsid="00279a6c" style:font-weight-asian="bold" style:font-weight-complex="bold"/>
    </style:style>
    <style:style style:name="P19" style:family="paragraph" style:parent-style-name="Standard">
      <style:text-properties officeooo:paragraph-rsid="00297f4a"/>
    </style:style>
    <style:style style:name="P20" style:family="paragraph" style:parent-style-name="Standard">
      <style:text-properties officeooo:rsid="00297f4a" officeooo:paragraph-rsid="00297f4a"/>
    </style:style>
    <style:style style:name="P21" style:family="paragraph" style:parent-style-name="Standard">
      <style:text-properties officeooo:paragraph-rsid="002e257a"/>
    </style:style>
    <style:style style:name="P22" style:family="paragraph" style:parent-style-name="Standard">
      <style:text-properties officeooo:paragraph-rsid="002ed269"/>
    </style:style>
    <style:style style:name="P23" style:family="paragraph" style:parent-style-name="Standard">
      <style:paragraph-properties fo:padding-left="0in" fo:padding-right="0in" fo:padding-top="0in" fo:padding-bottom="0.0138in" fo:border-left="none" fo:border-right="none" fo:border-top="none" fo:border-bottom="1.5pt solid #00000a"/>
    </style:style>
    <style:style style:name="P24" style:family="paragraph" style:parent-style-name="Standard">
      <style:paragraph-properties fo:padding-left="0in" fo:padding-right="0in" fo:padding-top="0in" fo:padding-bottom="0.0138in" fo:border-left="none" fo:border-right="none" fo:border-top="none" fo:border-bottom="1.5pt solid #00000a"/>
      <style:text-properties officeooo:rsid="000eb39f" officeooo:paragraph-rsid="001d0344"/>
    </style:style>
    <style:style style:name="P25" style:family="paragraph" style:parent-style-name="Standard">
      <style:paragraph-properties fo:padding-left="0in" fo:padding-right="0in" fo:padding-top="0in" fo:padding-bottom="0.0138in" fo:border-left="none" fo:border-right="none" fo:border-top="none" fo:border-bottom="1.5pt solid #00000a"/>
      <style:text-properties fo:font-weight="bold" officeooo:rsid="0020ca7a" officeooo:paragraph-rsid="0020ca7a" style:font-weight-asian="bold" style:font-weight-complex="bold"/>
    </style:style>
    <style:style style:name="P26" style:family="paragraph" style:parent-style-name="Standard">
      <style:paragraph-properties fo:padding-left="0in" fo:padding-right="0in" fo:padding-top="0in" fo:padding-bottom="0.0138in" fo:border-left="none" fo:border-right="none" fo:border-top="none" fo:border-bottom="1.5pt solid #00000a"/>
      <style:text-properties fo:font-style="normal" fo:font-weight="normal" officeooo:rsid="00222725" officeooo:paragraph-rsid="00222725" style:font-style-asian="normal" style:font-weight-asian="normal" style:font-style-complex="normal" style:font-weight-complex="normal"/>
    </style:style>
    <style:style style:name="P27" style:family="paragraph" style:parent-style-name="Standard">
      <style:paragraph-properties fo:margin-left="0in" fo:margin-right="0in" fo:text-indent="0.5in" style:auto-text-indent="false"/>
    </style:style>
    <style:style style:name="P28" style:family="paragraph" style:parent-style-name="Standard">
      <style:paragraph-properties fo:margin-left="0.25in" fo:margin-right="0in" fo:text-indent="0in" style:auto-text-indent="false"/>
    </style:style>
    <style:style style:name="P29" style:family="paragraph" style:parent-style-name="Standard">
      <style:paragraph-properties fo:margin-left="0.25in" fo:margin-right="0in" fo:text-indent="0in" style:auto-text-indent="false"/>
      <style:text-properties officeooo:paragraph-rsid="0017d951"/>
    </style:style>
    <style:style style:name="P30" style:family="paragraph" style:parent-style-name="Standard">
      <style:paragraph-properties fo:margin-left="0.25in" fo:margin-right="0in" fo:text-indent="0in" style:auto-text-indent="false"/>
      <style:text-properties fo:font-weight="bold" officeooo:rsid="001a2b4c" officeooo:paragraph-rsid="001a2b4c" style:font-weight-asian="bold" style:font-weight-complex="bold"/>
    </style:style>
    <style:style style:name="P31" style:family="paragraph" style:parent-style-name="Standard">
      <style:paragraph-properties fo:margin-left="0.25in" fo:margin-right="0in" fo:text-indent="0in" style:auto-text-indent="false"/>
      <style:text-properties officeooo:paragraph-rsid="002207b0"/>
    </style:style>
    <style:style style:name="P32" style:family="paragraph" style:parent-style-name="List_20_Paragraph" style:list-style-name="WWNum2"/>
    <style:style style:name="P33" style:family="paragraph" style:parent-style-name="List_20_Paragraph" style:list-style-name="WWNum4"/>
    <style:style style:name="P34" style:family="paragraph" style:parent-style-name="List_20_Paragraph" style:list-style-name="WWNum5"/>
    <style:style style:name="P35" style:family="paragraph" style:parent-style-name="List_20_Paragraph" style:list-style-name="WWNum5">
      <style:text-properties officeooo:paragraph-rsid="0017d951"/>
    </style:style>
    <style:style style:name="P36" style:family="paragraph" style:parent-style-name="List_20_Paragraph" style:list-style-name="WWNum5">
      <style:text-properties officeooo:paragraph-rsid="0018e208"/>
    </style:style>
    <style:style style:name="P37" style:family="paragraph" style:parent-style-name="List_20_Paragraph" style:list-style-name="WWNum5">
      <style:paragraph-properties fo:margin-left="0in" fo:margin-right="0in" fo:text-indent="0in" style:auto-text-indent="false"/>
      <style:text-properties officeooo:paragraph-rsid="0017d951"/>
    </style:style>
    <style:style style:name="P38"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7d951" style:font-weight-asian="bold" style:font-weight-complex="bold"/>
    </style:style>
    <style:style style:name="T4" style:family="text">
      <style:text-properties fo:font-weight="bold" officeooo:rsid="0017fa95" style:font-weight-asian="bold" style:font-weight-complex="bold"/>
    </style:style>
    <style:style style:name="T5" style:family="text">
      <style:text-properties fo:font-weight="bold" officeooo:rsid="0020ca7a" style:font-weight-asian="bold" style:font-weight-complex="bold"/>
    </style:style>
    <style:style style:name="T6" style:family="text">
      <style:text-properties fo:font-weight="bold" officeooo:rsid="00275a7e" style:font-weight-asian="bold" style:font-weight-complex="bold"/>
    </style:style>
    <style:style style:name="T7" style:family="text">
      <style:text-properties fo:font-weight="bold" officeooo:rsid="00297f4a" style:font-weight-asian="bold" style:font-weight-complex="bold"/>
    </style:style>
    <style:style style:name="T8" style:family="text">
      <style:text-properties fo:font-weight="bold" officeooo:rsid="00317fff" style:font-weight-asian="bold" style:font-weight-complex="bold"/>
    </style:style>
    <style:style style:name="T9" style:family="text">
      <style:text-properties fo:font-weight="bold" officeooo:rsid="002e257a" style:font-weight-asian="bold"/>
    </style:style>
    <style:style style:name="T10" style:family="text">
      <style:text-properties fo:font-style="italic" style:font-style-asian="italic"/>
    </style:style>
    <style:style style:name="T11" style:family="text">
      <style:text-properties fo:font-style="italic" officeooo:rsid="002e257a" style:font-style-asian="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7d951" style:font-style-asian="italic" style:font-weight-asian="normal" style:font-style-complex="italic" style:font-weight-complex="normal"/>
    </style:style>
    <style:style style:name="T14" style:family="text">
      <style:text-properties fo:font-style="italic" fo:font-weight="normal" officeooo:rsid="0020ca7a" style:font-style-asian="italic" style:font-weight-asian="normal" style:font-style-complex="italic" style:font-weight-complex="normal"/>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fo:font-style="italic" style:text-underline-style="none" fo:font-weight="normal" officeooo:rsid="001c36b0" style:font-style-asian="italic" style:font-weight-asian="normal" style:font-style-complex="italic" style:font-weight-complex="normal"/>
    </style:style>
    <style:style style:name="T17" style:family="text">
      <style:text-properties fo:font-style="italic" style:text-underline-style="none" fo:font-weight="normal" officeooo:rsid="0020ca7a" style:font-style-asian="italic" style:font-weight-asian="normal" style:font-style-complex="italic" style:font-weight-complex="normal"/>
    </style:style>
    <style:style style:name="T18" style:family="text">
      <style:text-properties style:font-name="Wingdings"/>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ff0000" fo:font-style="italic" style:text-underline-style="solid" style:text-underline-width="auto" style:text-underline-color="font-color" fo:font-weight="bold" style:font-style-asian="italic" style:font-weight-asian="bold"/>
    </style:style>
    <style:style style:name="T22" style:family="text">
      <style:text-properties fo:color="#1f497d"/>
    </style:style>
    <style:style style:name="T23" style:family="text">
      <style:text-properties fo:color="#5f497a"/>
    </style:style>
    <style:style style:name="T24" style:family="text">
      <style:text-properties fo:color="#548dd4"/>
    </style:style>
    <style:style style:name="T25" style:family="text">
      <style:text-properties fo:color="#f79646"/>
    </style:style>
    <style:style style:name="T26" style:family="text">
      <style:text-properties officeooo:rsid="0017d951"/>
    </style:style>
    <style:style style:name="T27" style:family="text">
      <style:text-properties fo:font-weight="normal" style:font-weight-asian="normal" style:font-weight-complex="normal"/>
    </style:style>
    <style:style style:name="T28" style:family="text">
      <style:text-properties fo:font-weight="normal" officeooo:rsid="0017d951" style:font-weight-asian="normal" style:font-weight-complex="normal"/>
    </style:style>
    <style:style style:name="T29" style:family="text">
      <style:text-properties fo:font-weight="normal" officeooo:rsid="0020ca7a" style:font-weight-asian="normal" style:font-weight-complex="normal"/>
    </style:style>
    <style:style style:name="T30" style:family="text">
      <style:text-properties fo:font-weight="normal" officeooo:rsid="00275a7e" style:font-weight-asian="normal" style:font-weight-complex="normal"/>
    </style:style>
    <style:style style:name="T31" style:family="text">
      <style:text-properties fo:font-weight="normal" officeooo:rsid="00297f4a" style:font-weight-asian="normal" style:font-weight-complex="normal"/>
    </style:style>
    <style:style style:name="T32" style:family="text">
      <style:text-properties fo:font-weight="normal" officeooo:rsid="002b46ca" style:font-weight-asian="normal" style:font-weight-complex="normal"/>
    </style:style>
    <style:style style:name="T33" style:family="text">
      <style:text-properties fo:font-style="normal"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17d951" style:font-style-asian="normal" style:font-weight-asian="normal" style:font-style-complex="normal" style:font-weight-complex="normal"/>
    </style:style>
    <style:style style:name="T36" style:family="text">
      <style:text-properties fo:font-style="normal" fo:font-weight="normal" officeooo:rsid="0020ca7a" style:font-style-asian="normal" style:font-weight-asian="normal" style:font-style-complex="normal" style:font-weight-complex="normal"/>
    </style:style>
    <style:style style:name="T37" style:family="text">
      <style:text-properties fo:font-style="normal" fo:font-weight="normal" officeooo:rsid="002d80d6" style:font-style-asian="normal" style:font-weight-asian="normal" style:font-style-complex="normal" style:font-weight-complex="normal"/>
    </style:style>
    <style:style style:name="T38" style:family="text">
      <style:text-properties fo:font-style="normal" style:text-underline-style="none" fo:font-weight="normal" style:font-style-asian="normal" style:font-weight-asian="normal" style:font-style-complex="normal" style:font-weight-complex="normal"/>
    </style:style>
    <style:style style:name="T39" style:family="text">
      <style:text-properties fo:font-style="normal" style:text-underline-style="none" fo:font-weight="normal" officeooo:rsid="001c36b0" style:font-style-asian="normal" style:font-weight-asian="normal" style:font-style-complex="normal" style:font-weight-complex="normal"/>
    </style:style>
    <style:style style:name="T40" style:family="text">
      <style:text-properties fo:font-style="normal" style:text-underline-style="none" fo:font-weight="normal" officeooo:rsid="0020ca7a" style:font-style-asian="normal" style:font-weight-asian="normal" style:font-style-complex="normal" style:font-weight-complex="normal"/>
    </style:style>
    <style:style style:name="T41" style:family="text">
      <style:text-properties fo:font-style="normal" style:text-underline-style="none" fo:font-weight="normal" officeooo:rsid="00222725" style:font-style-asian="normal" style:font-weight-asian="normal" style:font-style-complex="normal" style:font-weight-complex="normal"/>
    </style:style>
    <style:style style:name="T42" style:family="text">
      <style:text-properties fo:font-style="normal" style:text-underline-style="none" fo:font-weight="normal" officeooo:rsid="003158e4"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01c36b0" style:font-style-asian="normal" style:font-style-complex="normal"/>
    </style:style>
    <style:style style:name="T45" style:family="text">
      <style:text-properties fo:font-style="normal" style:text-underline-style="none" officeooo:rsid="0020ca7a" style:font-style-asian="normal" style:font-style-complex="normal"/>
    </style:style>
    <style:style style:name="T46" style:family="text">
      <style:text-properties fo:font-style="normal" fo:font-weight="bold" officeooo:rsid="0020ca7a" style:font-style-asian="normal" style:font-weight-asian="bold" style:font-style-complex="normal" style:font-weight-complex="bold"/>
    </style:style>
    <style:style style:name="T47" style:family="text">
      <style:text-properties officeooo:rsid="0017fa95"/>
    </style:style>
    <style:style style:name="T48" style:family="text">
      <style:text-properties officeooo:rsid="0018e208"/>
    </style:style>
    <style:style style:name="T49" style:family="text">
      <style:text-properties officeooo:rsid="001998d6"/>
    </style:style>
    <style:style style:name="T50" style:family="text">
      <style:text-properties officeooo:rsid="001bf3f0"/>
    </style:style>
    <style:style style:name="T51" style:family="text">
      <style:text-properties style:text-underline-style="none"/>
    </style:style>
    <style:style style:name="T52" style:family="text">
      <style:text-properties style:text-underline-style="none" fo:font-weight="normal" style:font-weight-asian="normal" style:font-weight-complex="normal"/>
    </style:style>
    <style:style style:name="T53" style:family="text">
      <style:text-properties style:text-underline-style="none" fo:font-weight="normal" officeooo:rsid="001c36b0" style:font-weight-asian="normal" style:font-weight-complex="normal"/>
    </style:style>
    <style:style style:name="T54" style:family="text">
      <style:text-properties style:text-underline-style="none" officeooo:rsid="001c36b0"/>
    </style:style>
    <style:style style:name="T55" style:family="text">
      <style:text-properties officeooo:rsid="001d0344"/>
    </style:style>
    <style:style style:name="T56" style:family="text">
      <style:text-properties officeooo:rsid="00245cf5"/>
    </style:style>
    <style:style style:name="T57" style:family="text">
      <style:text-properties officeooo:rsid="00275a7e"/>
    </style:style>
    <style:style style:name="T58" style:family="text">
      <style:text-properties officeooo:rsid="00297f4a"/>
    </style:style>
    <style:style style:name="T59" style:family="text">
      <style:text-properties officeooo:rsid="002be505"/>
    </style:style>
    <style:style style:name="T60" style:family="text">
      <style:text-properties officeooo:rsid="002d80d6"/>
    </style:style>
    <style:style style:name="T61" style:family="text">
      <style:text-properties officeooo:rsid="002e257a"/>
    </style:style>
    <style:style style:name="T62" style:family="text">
      <style:text-properties officeooo:rsid="002ed269"/>
    </style:style>
    <style:style style:name="T63" style:family="text">
      <style:text-properties officeooo:rsid="002ff3c6"/>
    </style:style>
    <style:style style:name="T64" style:family="text">
      <style:text-properties officeooo:rsid="00317fff"/>
    </style:style>
    <style:style style:name="T65" style:family="text">
      <style:text-properties officeooo:rsid="003206ea"/>
    </style:style>
    <style:style style:name="T66" style:family="text">
      <style:text-properties officeooo:rsid="00323a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Ruby</text:p>
      <text:p text:style-name="Standard">Ruby is case sensitive</text:p>
      <text:p text:style-name="Standard">Everything in Ruby is an object </text:p>
      <text:p text:style-name="Standard">Ref<text:span text:style-name="T56">a</text:span>ctoring code: improving the structure or appearance of our code without changing what it actually does.</text:p>
      <text:p text:style-name="Standard">Declare a variable by saying its names, and you set it using <text:span text:style-name="T1">=</text:span> (the <text:span text:style-name="T1">assignment operator</text:span>)<text:line-break/><text:tab/>Since we’ve already used = for assignment, to check if two things are equal, we use <text:span text:style-name="T1">==</text:span> which is called a <text:span text:style-name="T1">comparator</text:span> (also called a <text:span text:style-name="T1">relational operator</text:span>). == means “is equal to.” To see if two values are <text:span text:style-name="T10">not</text:span> equal by using the <text:span text:style-name="T1">!=</text:span> comparator. </text:p>
      <text:p text:style-name="Standard"><text:span text:style-name="T1">expression</text:span> : a fancy word for something <text:span text:style-name="T65">that </text:span>has a value (like 4, true, or pants).</text:p>
      <text:p text:style-name="Standard">Ruby doesn’t care about <text:span text:style-name="T1">whitespace</text:span> (spaces and blank lines), so the indentation of statements (like print “string”) aren’t necessary, but it’s a convention that Rubyists follow. </text:p>
      <text:p text:style-name="Standard">Curly braces {} are generally interchangeable with the keywords <text:span text:style-name="T1">do </text:span>(to open the block) and <text:span text:style-name="T1">end</text:span> (to close it)</text:p>
      <text:p text:style-name="Standard"><text:span text:style-name="T1">Print</text:span>: print “#{var to print}”</text:p>
      <text:p text:style-name="Standard"><text:span text:style-name="T1">Puts</text:span> puts everything on its own line; <text:span text:style-name="T1">print</text:span> shows reader whatever it’s printing</text:p>
      <text:p text:style-name="Standard"><text:span text:style-name="T1">gets</text:span> <text:s/>: “gets” the user input and will add a line after </text:p>
      <text:p text:style-name="Standard"><text:span text:style-name="T1">gets.chomp</text:span> : <text:span text:style-name="T1">gets</text:span> <text:span text:style-name="T66">gets user input and </text:span>adds a line after text, <text:span text:style-name="T1">chomp</text:span> takes it away</text:p>
      <text:p text:style-name="Standard">Data types:</text:p>
      <text:list xml:id="list2113349112614782024" text:style-name="WWNum2">
        <text:list-item>
          <text:p text:style-name="P32">Numbers</text:p>
        </text:list-item>
        <text:list-item>
          <text:p text:style-name="P32">Booleans (which can be true or false)</text:p>
        </text:list-item>
        <text:list-item>
          <text:p text:style-name="P32">Strings (words or phrases, put in quotes)</text:p>
        </text:list-item>
      </text:list>
      <text:p text:style-name="Standard">Variable: one of the most basic concepts in computer programming; a word or name that grasps a single value <text:line-break/> <text:s text:c="4"/>To set values in Ruby: my_num= value</text:p>
      <text:p text:style-name="Standard">print command: just takes whatever you give it and prints it to the screen</text:p>
      <text:p text:style-name="Standard">puts (for “put string”): adds a new (blank) line after the thing you want it to print </text:p>
      <text:p text:style-name="Standard">The following are indented two spaces by convention: the <text:span text:style-name="T1">body</text:span> of a <text:span text:style-name="T1">method, for, if, elsif, and else</text:span> statements.)</text:p>
      <text:p text:style-name="P1"><text:span text:style-name="T1">method</text:span> syntax:</text:p>
      <text:p text:style-name="P2"><text:soft-page-break/>def method_name (optional arguments)<text:line-break/> <text:s/>#Do something<text:line-break/>en<text:span text:style-name="T55">d </text:span></text:p>
      <text:p text:style-name="P12">Reciever: the objects on which methods are called i.e. object.method – the object is the receiver of the method. </text:p>
      <text:p text:style-name="P1"><text:span text:style-name="T1">.next</text:span> method: will return the inte<text:span text:style-name="T60">g</text:span>er immediately following the integer it’s called in. (4.next will return 5.) </text:p>
      <text:p text:style-name="P1"><text:span text:style-name="T1">.is_a?</text:span> method: returns true if an object is the type of object name<text:span text:style-name="T66">d</text:span> and false otherwise. Ex. <text:line-break/> <text:tab/>:hello.is_a? Symbol<text:line-break/> <text:s/><text:tab/> <text:s text:c="2"/># <text:span text:style-name="T18"></text:span> true<text:line-break/> <text:s/>(Have to capitalize Symbol when doing this method)</text:p>
      <text:p text:style-name="P23"><text:span text:style-name="T1">Blocks, Procs, and Lamdas</text:span>: <text:line-break/> <text:tab/>01. A block is just a bit of code between do..end or {}. It’s not an object on its own, but it can be passed to methods like .each or .select. <text:line-break/> <text:s/><text:tab/>02. A proc i<text:span text:style-name="T60">s</text:span> saved block we can use over and over. <text:line-break/> <text:s/><text:tab/>03. A lambda is just like a proc, only it cares about the number of arguments it gets and it returns to its calling method rather than returning immediately. </text:p>
      <text:p text:style-name="P23">; : To end a Ruby statement without going to a new line, just add a ;. Time save for very short statements, like an empty class or method definition. <text:line-break/> <text:s/>class Monkey <text:line-break/> <text:s/>end<text:line-break/>IS THE SAME AS <text:line-break/> <text:s/>class Monkey;end</text:p>
      <text:p text:style-name="P24"><text:span text:style-name="T2">Time.now </text:span>: declare a variable equal to Time.now to set as current time</text:p>
      <text:p text:style-name="P25">optional parameter<text:span text:style-name="T27">: ie <text:line-break/>def initialize(name,balance=100)<text:line-break/> <text:s/>@name = name<text:line-break/> <text:s/>@balance = balance<text:line-break/>end<text:line-break/>The = 100 is the </text:span>optional parameter<text:span text:style-name="T27">- Ruby is saying you can pass </text:span><text:span text:style-name="T12">one or two</text:span><text:span text:style-name="T34"> arguments to </text:span><text:span text:style-name="T33">initialize</text:span><text:span text:style-name="T34">; if you pass two, it uses you</text:span><text:span text:style-name="T37">r</text:span><text:span text:style-name="T34"> </text:span><text:span text:style-name="T33">balance</text:span><text:span text:style-name="T34"> argument to set </text:span><text:span text:style-name="T33">@balance</text:span><text:span text:style-name="T34">; if you only pass a</text:span><text:span text:style-name="T33"> name</text:span><text:span text:style-name="T34">, </text:span><text:span text:style-name="T33">balance</text:span><text:span text:style-name="T34"> gets a default value of </text:span><text:span text:style-name="T33">100</text:span><text:span text:style-name="T34">, and that's what gets store in </text:span><text:span text:style-name="T33">@balance. </text:span></text:p>
      <text:p text:style-name="P26">- When writing big numbers, you can use underscores to make it easier to read, ie 1_000_000</text:p>
      <text:p text:style-name="P26">- <text:span text:style-name="T2">.</text:span><text:span text:style-name="T8">to_a </text:span><text:span text:style-name="T64">: converts to array </text:span></text:p>
      <text:p text:style-name="P1"/>
      <text:p text:style-name="Standard">Methods:</text:p>
      <text:p text:style-name="Standard"><text:soft-page-break/>Because everything in Ruby is an object, everything in Ruby has certain built-in abilities called <text:span text:style-name="T1">methods</text:span>. Think of methods as “skills” that certain objects have. I.e. strings (words or phrases) have built-in methods that can tell you the length of the string, reverse the string, and more. </text:p>
      <text:p text:style-name="Standard">Interpreter: the program that takes the code you write and runs it. You type code in the <text:span text:style-name="T1">editor</text:span>, the interpreter reads your code, and it shows you the result of running your code in the <text:span text:style-name="T1">console</text:span> (bottom window on right)</text:p>
      <text:p text:style-name="Standard"><text:span text:style-name="T1">Methods</text:span> are summoned using a <text:span text:style-name="T60">period. </text:span><text:s/>I.e. to take the .length of the string “I love espresso”:</text:p>
      <text:p text:style-name="Standard"><text:tab/>“I love espresso” .length<text:line-break/>Ruby will return the length of the string (the number of characters- letters, numbers, spaces, symbols)</text:p>
      <text:p text:style-name="Standard">.reverse : returns a backwards version of the string you gave it </text:p>
      <text:p text:style-name="Standard">.upcase : convert a string to ALL UPPER CASE</text:p>
      <text:p text:style-name="Standard">.downcase : convert a string to all lower case</text:p>
      <text:p text:style-name="Standard">.capitalize : capitalizes the first letter of the string but leaves the rest lowercase</text:p>
      <text:p text:style-name="Standard">.include? : to check whether the user’s input contains what we’re looking for (methods that contain an <text:span text:style-name="T1">?</text:span> evaluate to the Boolean values true of false). I.e. <text:line-break/><text:tab/>if string_to_check.include? “substring of what we’re looking for”</text:p>
      <text:p text:style-name="Standard">.gsub! : <text:span text:style-name="T1">g</text:span>lobal <text:span text:style-name="T1">sub</text:span>stitution- this will replace every instance of a string with a new string we chose (the ! makes changes to the string in-place, instead of making a copy and changing that).<text:line-break/><text:tab/>string_to_change.gsub!(/s/, “th”)<text:line-break/>/s/ is what we’re changing; “th” is what we’re changing to. <text:span text:style-name="T1">CANNOT</text:span> put a space between gsub! and the parentheses. </text:p>
      <text:p text:style-name="Standard">Comments: </text:p>
      <text:p text:style-name="P27">One line: # and anything that comes after it (on the same line)</text:p>
      <text:p text:style-name="P27">Multi-line: =begin and =end need to be on lines by themselves and without spaces<text:line-break/> <text:s text:c="13"/>=begin<text:line-break/> <text:s text:c="14"/>I’m a comment!<text:line-break/> <text:s text:c="14"/>But I don’t need any # symbols<text:line-break/> <text:s text:c="12"/>=end </text:p>
      <text:p text:style-name="Standard">Naming conventions:<text:line-break/> <text:s text:c="4"/>Local variables: start with a lowercase letter and words should be separated by underscores (i.e. <text:span text:style-name="T1">counter</text:span> and <text:span text:style-name="T1">masterful_method</text:span>). Ruby won’t stop you from starting your local variables with other symbols, but by convention these means different things and doing so will confuse the Ruby community.</text:p>
      <text:p text:style-name="Standard"><text:soft-page-break/><text:span text:style-name="T1">gets</text:span> is the Ruby method that <text:span text:style-name="T10">gets</text:span> input from the user. When getting input, Ruby automatically adds a blank line (or <text:span text:style-name="T1">newline</text:span>) after each bit of input; <text:span text:style-name="T1">chomp</text:span> removes that extra line. </text:p>
      <text:p text:style-name="Standard"><text:span text:style-name="T1">String interpolation</text:span>: Replaces a <text:span text:style-name="T1">#{variable}</text:span> with the value of the variable (whatever string you set it to previously). I.e. If you define a variable <text:span text:style-name="T1">monkey</text:span> that’s equal to the string <text:span text:style-name="T1">“Curious George”</text:span> and then you have a string that says <text:span text:style-name="T1">“I took #{monkey} to the zoo”</text:span> Ruby will do string interpolation and replace the <text:span text:style-name="T1">#{money} </text:span>with the value of monkey… it will print <text:span text:style-name="T1">“I took Curious George to the zoo”</text:span>. The variable doesn’t have to be a “string.” I.e. <text:line-break/><text:tab/>print “Type something”<text:line-break/><text:tab/>user_input = gets.chomp<text:line-break/><text:tab/><text:span text:style-name="T10">some more code</text:span><text:line-break/><text:tab/>puts “Daffy would say #{user_input}!”</text:p>
      <text:p text:style-name="Standard">Methods versus methods with ! : When you use a methods, (i.e. .capitalize), you’re not capitalizing that <text:span text:style-name="T10">exact</text:span> string; Ruby makes a <text:span text:style-name="T10">copy</text:span> of the string, capitalizes <text:span text:style-name="T10">that</text:span>, and that’s what it returns. <text:line-break/> <text:s text:c="8"/>To capitialize the string you’ve already got, add a ! to the end of the method name. .capitalize! capitalizes the string <text:span text:style-name="T1">in-place</text:span> instead of making a copy (and the original non-capitalized string is gone forever). When you see a !, think “This method may be dangerous and do something I don’t expect!” In this case, the unexpected part is that the original string gets changed, not a copy.</text:p>
      <text:p text:style-name="P4">Control Flow in Ruby</text:p>
      <text:p text:style-name="Standard">Control flow gives us the flexibility for programs to change their behavior in reaction to the <text:span text:style-name="T1">environment</text:span> (the collection of all variables and their values that exist in the program at a given time). We can select different outcomes depending on information the user types, the result of a computation, or the value returned by another part of the program.</text:p>
      <text:p text:style-name="Standard"><text:span text:style-name="T1">if </text:span>statement: takes an <text:span text:style-name="T1">expression</text:span> (a fancy word for something that has a value, like 4, true, or pants). If that expression is <text:span text:style-name="T1">true</text:span>, Ruby executes the block of code that follows the <text:span text:style-name="T1">if</text:span>. If it’s not true (that is, <text:span text:style-name="T1">false</text:span>), Ruby doesn’t execute that block of code: it skips it and goes on to the next thing. <text:span text:style-name="T1"><text:s text:c="2"/><text:line-break/><text:tab/></text:span>The block of code following an <text:span text:style-name="T1">if</text:span> statement should be indented <text:span text:style-name="T10">two spaces</text:span>. <text:line-break/>When you’re done with your <text:span text:style-name="T1">if</text:span>, you have to tell Ruby by typing <text:span text:style-name="T1">end</text:span>. (Need to puts (gets.chomp) after setting user-inputted variable. i.e. <text:line-break/><text:tab/>prints “Type a number less than 5”<text:line-break/><text:tab/>user_number = Integer(gets.chomp)</text:p>
      <text:p text:style-name="Standard"><text:span text:style-name="T1">if</text:span> / <text:span text:style-name="T1">else </text:span>statement: If the expression is true, run this code block; otherwise run the code after the <text:span text:style-name="T1">else</text:span> statement.”</text:p>
      <text:p text:style-name="Standard"><text:span text:style-name="T1">elsif </text:span>statement: can add any number of alternative to an if/else statement. Statements go in this order: if, elsif, else, end. <text:span text:style-name="T1"><text:s/></text:span></text:p>
      <text:p text:style-name="Standard"><text:span text:style-name="T1">unless</text:span> statement: using control flow to check if something is <text:span text:style-name="T10">false</text:span>. I.e. you don’t want to eat <text:span text:style-name="T10">unless</text:span> you’re hungry. That is, while you’re not hungry, you write programs, but if you <text:span text:style-name="T10">are </text:span>hungry, <text:soft-page-break/>you eat. <text:line-break/><text:span text:style-name="T1"> <text:s text:c="13"/></text:span>hungry = false<text:span text:style-name="T1"><text:line-break/><text:tab/></text:span>unless hungry<text:line-break/><text:tab/> <text:s/>prints “Write some sweet programs”<text:line-break/><text:tab/>else<text:line-break/><text:tab/> <text:s/>prints “Have some noms”<text:line-break/><text:tab/>end</text:p>
      <text:p text:style-name="Standard"><text:span text:style-name="T1">Comparator operators</text:span>:</text:p>
      <text:p text:style-name="Standard">&lt; less than</text:p>
      <text:p text:style-name="Standard">&lt;= less than or equal to</text:p>
      <text:p text:style-name="Standard">&gt; Greater than</text:p>
      <text:p text:style-name="Standard">&gt;= greater than or equal to </text:p>
      <text:p text:style-name="Standard">== equals to</text:p>
      <text:p text:style-name="Standard">!= not equal to </text:p>
      <text:p text:style-name="Standard"><text:span text:style-name="T1">Logical and Boolean operators</text:span>:</text:p>
      <text:p text:style-name="Standard">&amp;&amp; : and</text:p>
      <text:p text:style-name="Standard">|| : or</text:p>
      <text:p text:style-name="Standard">! : not</text:p>
      <text:p text:style-name="Standard">Boolean operators result in Boolean values: <text:span text:style-name="T1">true</text:span> or <text:span text:style-name="T1">false</text:span>. As a general rule, Ruby methods that end in <text:span text:style-name="T1">?</text:span> evaluate to the Boolean values true or false. </text:p>
      <text:list xml:id="list5697943020231454583" text:style-name="WWNum4">
        <text:list-item>
          <text:p text:style-name="P33"><text:span text:style-name="T1">and </text:span>Boolean operator: <text:span text:style-name="T1">&amp;&amp; </text:span>, only results in <text:span text:style-name="T1">true</text:span> when <text:span text:style-name="T1">both</text:span> expressions on either side of <text:span text:style-name="T1">&amp;&amp;</text:span> are <text:span text:style-name="T1">true</text:span>. </text:p>
        </text:list-item>
        <text:list-item>
          <text:p text:style-name="P33"><text:span text:style-name="T1">or </text:span>Boolean operator: <text:span text:style-name="T1">||</text:span>, is called an <text:span text:style-name="T1">inclusive or</text:span> because it evaluates to true when one or the other <text:span text:style-name="T10">or both</text:span> expressions are true</text:p>
        </text:list-item>
        <text:list-item>
          <text:p text:style-name="P33"><text:span text:style-name="T1">not</text:span> Boolean operator: <text:span text:style-name="T1">!</text:span> , makes <text:span text:style-name="T1">true</text:span> values <text:span text:style-name="T1">false</text:span> and vice-versa.</text:p>
        </text:list-item>
      </text:list>
      <text:p text:style-name="Standard">You can combine Boolean operators in your expressions. I.e.:<text:line-break/> <text:s text:c="8"/>(x &amp;&amp; (y ||w)) &amp;&amp; z<text:line-break/>Evaluate expressions in parentheses before anything outside of parentheses. </text:p>
      <text:p text:style-name="P4">Loops and Iterators</text:p>
      <text:p text:style-name="P3">When you don’t know how many times you’ll be looping:</text:p>
      <text:p text:style-name="Standard"><text:span text:style-name="T1">while</text:span> loop: it checks to see if a certain condition is true and <text:span text:style-name="T1">while</text:span> it is, the loop keeps running. As soon as the condition stops being true, the loop stops. <text:line-break/>counter = 1<text:line-break/><text:soft-page-break/>while counter &lt; 11<text:line-break/> <text:s/>puts counter<text:line-break/> <text:s/>counter += 1<text:line-break/>end</text:p>
      <text:p text:style-name="Standard"><text:span text:style-name="T1">Infinite loop</text:span>: if the loop keeps checking and the condition keeps staying true, the loop will never end- this is an infinite loop (ie if we forgot to increment the counter in the ex. above) It will cause your programs to crash! <text:span text:style-name="T19">Avoid</text:span> at all costs!</text:p>
      <text:p text:style-name="Standard"><text:span text:style-name="T1">until</text:span> loop: It will execute its code while the condition it checks is <text:span text:style-name="T1">false</text:span>. As soon as the condition becomes true, the loop will end. The complement to the <text:span text:style-name="T1">while</text:span> loop, sort of like a backwards <text:span text:style-name="T1">while</text:span>. <text:line-break/>counter = 1<text:line-break/>until counter &gt; 11<text:line-break/> <text:s/>puts counter<text:line-break/> <text:s/>counter += 1<text:line-break/>end</text:p>
      <text:p text:style-name="Standard"><text:span text:style-name="T1">Assignment operators</text:span>:</text:p>
      <text:p text:style-name="Standard">= : sets a variable</text:p>
      <text:p text:style-name="Standard">+= , -= , *= , /= : Add/subtract/multiply/divide whatever number is after = to original variable, then assign that new value back to the variable. ie <text:span text:style-name="T1">counter += 1</text:span> “Add 1 to <text:span text:style-name="T1">counter</text:span>, then assign that new value back to <text:span text:style-name="T1">counter</text:span>.” (Instead of having to write <text:span text:style-name="T1">counter = counter + 1</text:span>). </text:p>
      <text:p text:style-name="Standard"><text:span text:style-name="T19">When you know how many times you’ll be looping</text:span>:</text:p>
      <text:p text:style-name="Standard"><text:span text:style-name="T1">for </text:span>loop: when you know how many times you’ll be looping, <text:span text:style-name="T1">for</text:span> the range of numbers.<text:line-break/><text:tab/>for num in 1…10<text:line-break/><text:tab/> <text:s/>puts num<text:line-break/> <text:s text:c="13"/>end<text:line-break/>Tells Ruby to “For the variable <text:span text:style-name="T1">num</text:span> in the range 1 to 10, do the following.” </text:p>
      <text:p text:style-name="Standard"><text:tab/>With three … : tells Ruby to <text:span text:style-name="T1">exclude</text:span> the final number in the count (go up to but exclude 10).</text:p>
      <text:p text:style-name="Standard"><text:tab/>With two .. : tells Ruby to <text:span text:style-name="T1">include</text:span> the final number in the count (go up to and include 10). </text:p>
      <text:p text:style-name="Standard"><text:span text:style-name="T19">Iterator</text:span>: A Ruby method that repeatedly invokes a block of code. The <text:span text:style-name="T1">code block</text:span> is the bit that contains the instructions to be repeated. </text:p>
      <text:p text:style-name="Standard"><text:span text:style-name="T1">loop</text:span> method: creates a basic (but infinite!) loop<text:line-break/><text:tab/>loop { print “Hello, world!” }</text:p>
      <text:p text:style-name="Standard">A smarter way to write, since {} are the same as <text:span text:style-name="T1">do…end</text:span>. </text:p>
      <text:p text:style-name="Standard"><text:soft-page-break/>i = 0<text:line-break/>loop do<text:line-break/> <text:s/>i += 1<text:line-break/> <text:s/>print “#{i}”<text:line-break/> <text:s/>break if i&gt;5<text:line-break/>end</text:p>
      <text:p text:style-name="Standard"><text:span text:style-name="T1">break</text:span> keyword ends a loop as soon as its condition is met. <text:span text:style-name="T1"><text:s/></text:span><text:s/></text:p>
      <text:p text:style-name="Standard"><text:span text:style-name="T1">next</text:span> keyword can be used to skip over certain steps in the loop. I.e. if we don’t want to print out the even numbers. <text:span text:style-name="T1"><text:s/></text:span>(% returns the remainder of dividing one number by another, if a number has no remainder when divided by 2, it must be even; next if i % 2 == 0 skips printing out odd numbers)<text:span text:style-name="T1"><text:line-break/></text:span>i = 0<text:line-break/>loop do<text:line-break/> <text:s/>i += 1<text:line-break/> <text:s/>next if i % 2 == 0<text:line-break/> <text:s/>print “#{i}”<text:line-break/> <text:s/>break if i&gt;5<text:line-break/>end</text:p>
      <text:p text:style-name="Standard"><text:span text:style-name="T1">array</text:span>: we can pack multiple values into a single variable using an <text:span text:style-name="T1">array</text:span>. An array is just a list of items between square bracke<text:span text:style-name="T60">ts</text:span>, ie <text:span text:style-name="T1">[1, 2, 3, 4]</text:span>. (The items don’t have to be in order).<text:line-break/> <text:tab/>To declare an array:<text:line-break/>new_array = Array.new<text:line-break/>new_array = []<text:line-break/>These are functionally identical, but the Array.new can take arguments and a block. </text:p>
      <text:p text:style-name="Standard"><text:span text:style-name="T1">.each</text:span> method: applies an expression to each element of an object, one at a time. <text:line-break/><text:tab/>object.each { |item| # Do something }<text:line-break/>i.e. object.each { |x| print x } (Don’t need to put quotes on x)<text:line-break/>OR you can use do instead of {}<text:line-break/><text:tab/>object.each do |item| <text:line-break/> <text:s text:c="16"/># Do something <text:line-break/> <text:s text:c="13"/>end<text:line-break/>i.e. object.each do |x| <text:line-break/> <text:s text:c="8"/>print “#{x}” <text:line-break/> <text:s text:c="5"/>end</text:p>
      <text:p text:style-name="Standard">The variable between || can be anything you like: it’s just a placeholder for each element of the object you’re using .each on. (so make it up each time you use the .each method)</text:p>
      <text:p text:style-name="Standard"><text:span text:style-name="T1">.times</text:span> method: like a super compact <text:span text:style-name="T1">for</text:span> loop: it can perform a task on each item in an object a specified number of times. <text:line-break/><text:tab/>10.times { print “string” }</text:p>
      <text:p text:style-name="Standard"><text:soft-page-break/><text:span text:style-name="T1">.split</text:span> method: it takes in a string and returns an array (i.e. takes a user’s input, a string, and divides into individual words). <text:line-break/><text:tab/>If we pass it a bit of text in <text:span text:style-name="T60">parentheses</text:span>, <text:span text:style-name="T1">.split</text:span> will divide the string wherever it sees that bit of text, called a <text:span text:style-name="T1">delimiter</text:span>. For example, <text:span text:style-name="T1">text.split (“,”)</text:span> will split up string <text:span text:style-name="T1">text</text:span> whenever it sees a comma. <text:span text:style-name="T1"><text:line-break/><text:tab/>text.split (“ “)</text:span> with a space between the “” will split up the string wherever there is a space, thus we’ll get an array made up of the <text:span text:style-name="T1">words</text:span> from <text:span text:style-name="T1">text</text:span>. </text:p>
      <text:p text:style-name="P4">Data Structures</text:p>
      <text:p text:style-name="Standard">You can make an array of <text:span text:style-name="T10">any</text:span> collection of Ruby objects (Booleans, strings, etc!)</text:p>
      <text:p text:style-name="Standard">Each element in the array has an <text:span text:style-name="T1">index</text:span>. The first element gets index 0, the next gets 1 and so on. <text:line-break/><text:tab/>We can access the <text:span text:style-name="T1">i</text:span>th element of an array by putting the index in square brackets: <text:line-break/><text:span text:style-name="T1"> <text:s text:c="8"/>array[i]<text:line-break/> <text:s text:c="8"/>array[0]</text:span> gets the first element; <text:span text:style-name="T1">array[1]</text:span> gets the second element and so on. Arrays are indexed with numbers that start with 0 and go up to the array’s length minus 1 (so to reach the nth element in list, i=n-1).<text:line-break/>This is called <text:span text:style-name="T1">access by index </text:span>or <text:span text:style-name="T1">index by offset</text:span>. </text:p>
      <text:p text:style-name="Standard"><text:span text:style-name="T1">Multidimensional</text:span> arrays: arrays of arrays are <text:span text:style-name="T1">multidimensional</text:span> arrays, since the act of adding more arrays expands the array out of its string-like shape. This array is a two-dimensional array (since it has the same number of elements per row and overall rows, so it’s like a square):<text:line-break/><text:tab/>multi_d_array = [[0,0,0,0],[0,0,0,0],[0,0,0,0],[0,0,0,0]]</text:p>
      <text:p text:style-name="Standard"><text:span text:style-name="T1">hash</text:span> : new array structure that doesn’t go in order from 0 to the end of the array; or doesn’t even have <text:s text:c="4"/>to use numbers. Hashes are sort of like JS objects or Python dictionaries. <text:s/><text:line-break/> <text:s text:c="5"/>A hash is a collection of <text:span text:style-name="T1">key-value pairs</text:span>. Hash syntax<text:line-break/>hash = { key1 =&gt; value 1,<text:line-break/> <text:s text:c="4"/>key2 =&gt; value2,<text:line-break/> <text:s text:c="4"/>key3 =&gt; value3<text:line-break/>}<text:line-break/> <text:tab/>(Each key must be unique, but values can repeat)<text:line-break/>Values are assigned to keys using <text:span text:style-name="T1">=&gt;</text:span>. You can use any Ruby object for a key or value. <text:line-break/><text:span text:style-name="T1"> <text:s text:c="13"/></text:span>This is <text:span text:style-name="T1">hash literal notation</text:span>: <text:span text:style-name="T10">literally</text:span> describing what you want in the hash: you give it a name and you set it equal to a bunch of key =&gt; value pairs inside curly braces<text:span text:style-name="T1"> </text:span></text:p>
      <text:p text:style-name="Standard">You can also create a hash using <text:span text:style-name="T1">Hash.new</text:span>:<text:line-break/> <text:tab/>my_hash = Hash.new<text:line-break/>Setting a variable equal to <text:span text:style-name="T1">Hash.new</text:span> creates a new, empty hash; it’s the same as setting the variable equal to empty curly braces. You <text:span text:style-name="T10">must </text:span><text:span text:style-name="T1">capitalize</text:span> Hash in Hash.new!!<text:line-break/></text:p>
      <text:p text:style-name="Standard"><text:span text:style-name="T19">Adding to a Hash</text:span>:</text:p>
      <text:p text:style-name="Standard"><text:soft-page-break/>Can add to a hash in two ways. <text:line-break/> <text:tab/><text:span text:style-name="T1">Literal notation</text:span>: simply add a new key-value pair directly between the curly braces.<text:line-break/> <text:tab/>If we used <text:span text:style-name="T1">Hash.new</text:span>, we can add to the hash using bracket notation:<text:line-break/>pets = Hash.new<text:line-break/>pets[“Stevie”] = “cat”<text:line-break/> <text:tab/>This adds the key “Stevie” with the value “cat” to the hash.<text:line-break/><text:span text:style-name="T49">Can use later with any other object, ie instance variables or class variables: @@user[username] = password <text:s/>sets username as key, linked to password as value to the @@user = {} hash. </text:span></text:p>
      <text:p text:style-name="P3">Accessing Hash Values</text:p>
      <text:p text:style-name="Standard"><text:tab/>You can access values in a hash by offset (that is, by using indices). Each index in a hash is a key that you assign; simply by putting the key name between square brackets, we can access the value associated with that key. I.E., if we have the hash:</text:p>
      <text:p text:style-name="Standard">Pets = { “Stevie” =&gt; “cat”, <text:line-break/> <text:s text:c="2"/>“Bowser” =&gt; “hamster”,<text:line-break/> <text:s text:c="2"/>“Kevin Sorbo” =&gt; “fish”<text:line-break/>}</text:p>
      <text:p text:style-name="Standard">We can get the value of “Stevie” by typing:<text:line-break/>pets [“Stevie”]<text:line-break/> <text:s text:c="3"/>This will return “cat”</text:p>
      <text:p text:style-name="Standard"><text:span text:style-name="T19">Iterating over arrays and hashes</text:span>: When we loop over an array or a hash, we say that we <text:span text:style-name="T1">iterate</text:span> over it. </text:p>
      <text:p text:style-name="Standard">Array.each { |element| action } </text:p>
      <text:p text:style-name="P3">Iterating over Multidimensional Arrays</text:p>
      <text:p text:style-name="Standard">We want to iterate in such a way that we don’t print out each element, like [x,y] but each element <text:span text:style-name="T10">within</text:span> each element, so we get a list of all values. </text:p>
      <text:p text:style-name="Standard">To just access one value (like the y from above), can type: <text:span text:style-name="T1">s [0] [1]</text:span> which will get you the second element of the first element</text:p>
      <text:p text:style-name="Standard">Nest .each calls so we can loop through each index of each nested array:<text:line-break/> <text:s/><text:tab/>For a .each method with an <text:span text:style-name="T1">s</text:span> array:<text:line-break/>s.each do |x|<text:line-break/> <text:s/>x.each do |y|<text:line-break/> <text:s text:c="3"/>puts y<text:line-break/> <text:s/>end<text:line-break/>end </text:p>
      <text:p text:style-name="P3">Iterating over Hashes</text:p>
      <text:p text:style-name="Standard"><text:soft-page-break/>When iterating over hashes, we also need to search for more than one placeholder variable so that we can get both parts of each hash element: the key and the value. </text:p>
      <text:p text:style-name="Standard">For example, if we want to print the keys and values of a hash:</text:p>
      <text:p text:style-name="Standard">hash.each { |key,value| puts “#{key}: #{value}” }</text:p>
      <text:p text:style-name="Standard">Use <text:span text:style-name="T1">puts </text:span>to print each key-value pair, <text:span text:style-name="T19">separated by a colon and a space </text:span>(<text:span text:style-name="T1">: </text:span>). The key and value are just placeholder names, so they can be anything (x and y, hamburgers and hotdogs, etc). </text:p>
      <text:p text:style-name="P3">Histograms</text:p>
      <text:p text:style-name="Standard">Building a program that takes a user’s input, then builds a hash from that input. Visual representation of this is a <text:span text:style-name="T1">histogram</text:span></text:p>
      <text:p text:style-name="Standard">Creating a hash with a <text:span text:style-name="T1">default value</text:span>, such as <text:line-break/> <text:tab/>Hash.new(“nothing here”)<text:line-break/>would make a hash that returns the default value “nothing here” if you try a key that isn’t in the hash. <text:line-break/><text:tab/>Define this hash as:<text:line-break/> <text:tab/>hash_name = Hash.new(“value”)</text:p>
      <text:p text:style-name="Standard"><text:span text:style-name="T1">frequencies</text:span>: To create a hash full of word/frequency key-value pairs. Iterate over an array to update the hash with a key equal to the word, then increment its value by 1: (the hash is set to frequencies=Hash.new(0) ) <text:line-break/><text:tab/>words.each { |word| frequencies[word] += 1}</text:p>
      <text:p text:style-name="Standard"><text:span text:style-name="T1">.sort_by</text:span> method: Sorts by a certain parameter. I.e. if we type,<text:line-break/><text:tab/>h = h.sort_by { |a,b| b }<text:line-break/>the hash <text:span text:style-name="T1">h</text:span> will be sorted by increasing order of <text:span text:style-name="T1">b</text:span>, or the value of each key-value pair.<text:line-break/><text:tab/>This means the values will be sorted from smallest to largest- to reverse and sort from largest to smallest (see largest values on top), use:<text:line-break/> <text:tab/><text:span text:style-name="T1">.reverse!</text:span> <text:line-break/>I.e. <text:span text:style-name="T1">h.reverse!</text:span> </text:p>
      <text:p text:style-name="Standard"><text:span text:style-name="T1">.to_s</text:span> method: When the keys are strings, but the values are numbers, Ruby won’t like linking together a string to a number. Solve by calling the <text:span text:style-name="T1">.to_s</text:span> method (short for “to string”) on each value:<text:line-break/><text:tab/>puts word + “ “ + value.to_s<text:line-break/>(The single space between the “ “ is there for readability (between the word and its frequency)</text:p>
      <text:p text:style-name="Standard">Iterating over the hash when key is string and value is number: (remember, has two values, key and value)<text:line-break/> <text:tab/>hash.each do |k,v|<text:line-break/><text:tab/> <text:s/>puts k + “ “ + v.to_string<text:line-break/><text:tab/>end <text:line-break/><text:soft-page-break/>(There is a space between the “ “ for readability). This will convert the value to a string and then print the corresponding value for each key on the page (plus a space between). </text:p>
      <text:p text:style-name="Standard"/>
      <text:p text:style-name="P4">Methods</text:p>
      <text:p text:style-name="Standard"><text:span text:style-name="T1">Method</text:span>: a reusable section of code written to perform a specific task in a program</text:p>
      <text:p text:style-name="Standard"><text:span text:style-name="T1">Separation of concerns</text:span>: assigning specifics tasks to separate methods; makes your program less redundant and your code more reusable </text:p>
      <text:p text:style-name="P1"><text:span text:style-name="T1">def</text:span>: <text:span text:style-name="T1">methods</text:span> are defined using the keyword <text:span text:style-name="T1">def</text:span> (short for “<text:span text:style-name="T1">def</text:span>ine”)<text:line-break/><text:span text:style-name="T1"> <text:tab/>Methods</text:span> have three parts:<text:line-break/>01. The <text:span text:style-name="T1">header</text:span> , which includes the <text:span text:style-name="T1">def</text:span> keyword, the name of the methods, and any arguments the method takes. <text:span text:style-name="T1"><text:s/><text:line-break/></text:span>02. The <text:span text:style-name="T1">body</text:span>, which is the code block that describes the procedures the method carries out. The body is i<text:span text:style-name="T61">n</text:span>dented two spaces by convention (as with <text:span text:style-name="T1">for, if, elsif, and else</text:span> statements.)<text:line-break/>03. The method ends with the <text:span text:style-name="T1">end</text:span> keyword. <text:line-break/> <text:tab/>Example of a simple function, <text:span text:style-name="T1">welcome</text:span>, that just prints “Welcome to Ruby!” to the console:<text:line-break/> <text:tab/>def welcome<text:line-break/><text:tab/> <text:s text:c="2"/>puts “Welcome to Ruby!”<text:line-break/> <text:tab/>end </text:p>
      <text:p text:style-name="P1"><text:span text:style-name="T1">method</text:span> syntax:<text:line-break/>def method_name (optional arguments)<text:line-break/> <text:s/>#Do something<text:line-break/>end</text:p>
      <text:p text:style-name="Standard">After defining a method, you <text:span text:style-name="T1">call </text:span>it so that Ruby will execute the code inside it. (If Ruby doesn’t find a method with that name, it will return a <text:span text:style-name="T1">NameError</text:span>). <text:line-break/><text:tab/>You <text:span text:style-name="T1">call</text:span> a method just by typing its name. <text:line-break/>With the example from above (03)- just type <text:span text:style-name="T1">welcome</text:span> and “Welcome to Ruby!” will appear on console. </text:p>
      <text:p text:style-name="P3">Parameters and Arguments</text:p>
      <text:p text:style-name="Standard">If a method takes <text:span text:style-name="T1">arguments</text:span>, we say it <text:span text:style-name="T1">accepts</text:span> or <text:span text:style-name="T1">expects</text:span> those arguments. <text:line-break/>IE:<text:line-break/>Define the function square: <text:line-break/><text:tab/>def square (n)<text:line-break/><text:tab/> <text:s/>puts n ** 2<text:line-break/><text:tab/>end<text:line-break/>And call it:<text:line-break/><text:tab/>square (12)<text:line-break/>This will print: 144</text:p>
      <text:p text:style-name="Standard"><text:soft-page-break/>The <text:span text:style-name="T1">parameter</text:span> is the name you put between the method’s parentheses when you <text:span text:style-name="T1">define</text:span> it and the <text:span text:style-name="T1">argument</text:span> is the piece of code you actually put between the method’s parentheses when you <text:span text:style-name="T1">call</text:span> it. Above, the <text:span text:style-name="T1">parameter</text:span> is <text:span text:style-name="T1">n</text:span> and the <text:span text:style-name="T1">argument</text:span> is <text:span text:style-name="T1">12</text:span>. <text:line-break/><text:tab/>(Parentheses are usually optional in Ruby, but it’s a good idea to put parameters and arguments in parentheses for readability). </text:p>
      <text:p text:style-name="Standard"><text:span text:style-name="T1">Splat arguments</text:span>: When you don’t know <text:span text:style-name="T10">how many</text:span> arguments there will be. <text:span text:style-name="T1">Splat arguments</text:span> are preceded by a <text:span text:style-name="T1">*</text:span> which signals to Ruby you don’t know <text:span text:style-name="T10">how many</text:span> arguments there are about to be, but it could be more than one. <text:line-break/>Define: <text:line-break/><text:tab/>def what_up (greeting, *bros)<text:line-break/><text:tab/> <text:s/>bros.each { |bro| puts “#{greeting} , #{bro}!” }<text:line-break/><text:tab/>end<text:line-break/>Call:<text:line-break/><text:tab/>what_up (“What up”, “Justin”, “Ben”, “Kevin Sorbo”)</text:p>
      <text:p text:style-name="Standard"><text:span text:style-name="T1">return</text:span>: <text:span text:style-name="T1"><text:s/></text:span><text:s/>so that the methods will hand us (or another method) back a value (versus a method just printing something to the console)<text:line-break/><text:tab/>The <text:span text:style-name="T1">return</text:span> keyword handles the method’s <text:span text:style-name="T1">output</text:span>. If we write the method <text:span text:style-name="T1">cube</text:span>, like so:<text:line-break/><text:tab/>def cube(n)<text:line-break/><text:tab/> <text:s/>return n ** 3<text:line-break/><text:tab/>end <text:line-break/>the method won’t print anything out, but it will hand us back the result of our computation. (Calling cube(4) will result in the value 64). <text:line-break/><text:tab/>We can use values returned by methods just like any other values: we can assign them to variables, perform computations with them, etc. IE, using the cube method from above:<text:line-break/><text:tab/>output = cube(3)<text:line-break/><text:tab/>output += 11<text:line-break/><text:tab/>puts output<text:line-break/>which would print 38, which is the result of 3 ** 3 + 11</text:p>
      <text:p text:style-name="Standard"/>
      <text:p text:style-name="P16"><text:span text:style-name="T20">Blocks</text:span>: a way of creating methods that don’t have a name (versus methods I’ll work with that have names either I or someone else gave them ie [array].sort() or “string”.downcase() ). <text:line-break/><text:tab/><text:span text:style-name="T1">Blocks </text:span>can be defined with either the keywords <text:span text:style-name="T1">do </text:span>and <text:span text:style-name="T1">end</text:span> <text:span text:style-name="T57">(multi-line) </text:span>or with curly braces {} <text:span text:style-name="T57">(single-line). </text:span></text:p>
      <text:p text:style-name="P16"><text:span text:style-name="T57"><text:tab/>Convention also says use </text:span><text:span text:style-name="T6">do</text:span><text:span text:style-name="T30"> and </text:span><text:span text:style-name="T6">end</text:span><text:span text:style-name="T30"> if the block DOES something (has a side effect). Use </text:span><text:span text:style-name="T6">{}</text:span><text:span text:style-name="T30"> if you're just going to use its return value. </text:span><text:line-break/></text:p>
      <text:p text:style-name="Standard">Once defined a <text:span text:style-name="T1">method</text:span> can continually call upon it to do its function. However, the <text:span text:style-name="T1">block</text:span> that we define will be called only <text:span text:style-name="T10">once</text:span>, and in the context of the array that we are iterating over. It appears just long enough to do some work, then vanishes. </text:p>
      <text:p text:style-name="Standard"><text:soft-page-break/>[Method vs block: explanation of <text:span text:style-name="T1">capitalize</text:span> method: ]<text:line-break/> <text:tab/>def capitalize(string) <text:line-break/> <text:s/><text:tab/> <text:s/>puts "#{string[0].upcase}#{string[1..-1]}"<text:line-break/> <text:tab/>end<text:line-break/>The bracket notation is treating each string like an array of characters. <text:span text:style-name="T1">string[0] </text:span><text:s/>refers to the first character in the string; <text:span text:style-name="T1">string[1..-1]</text:span> refers to the range of the second through final characters. Therefore, the method prints out the capitalized version of the first character and prints the second through final characters as-is. </text:p>
      <text:p text:style-name="Standard">Block: block that capitalizes each string in the array<text:line-break/>["ryan", "jane"].each {|string| puts "#{string[0].upcase}#{string[1..-1]}"} <text:line-break/> <text:tab/># prints "Ryan", then "Jane"</text:p>
      <text:p text:style-name="Standard">A <text:span text:style-name="T1">method</text:span> can take a <text:span text:style-name="T1">block</text:span> as a <text:span text:style-name="T1">parameter</text:span>. That’s what <text:span text:style-name="T1">.each </text:span>has been doing- taking a block as a parameter and doing stuff with it- I didn’t notice because we didn’t use the optional parentheses. </text:p>
      <text:p text:style-name="Standard"><text:tab/>Passing a block to a method is a great way of <text:span text:style-name="T1">abstracting</text:span> certain tasks from the method and defining those tasks when we call the method. Abstraction is an important idea in comp sci, it means “making something simpler.”</text:p>
      <text:p text:style-name="P17">B<text:span text:style-name="T27">locks can take arguments. If we use yield and pass in a string (here, tweet). Then we call it, send in the method and accept it and do the block's action:<text:line-break/>def call_this_block<text:line-break/> <text:s/>yield “tweet”<text:line-break/>end<text:line-break/>call_this_block {|myarg| puts myarg} # puts tweet (because of the yield in the method)</text:span></text:p>
      <text:p text:style-name="Standard"><text:span text:style-name="T20">Sorting with blocks</text:span><text:span text:style-name="T19">:</text:span></text:p>
      <text:p text:style-name="Standard"><text:span text:style-name="T1">Algorithms</text:span>: well-defined sequences of steps. <text:line-break/><text:tab/>They are used to sort arrays, which is a very common problem in comp sci. <text:line-break/>Ruby has a built in sorting library (which implements a few of these algorithms). </text:p>
      <text:p text:style-name="Standard"><text:span text:style-name="T1">.sort! </text:span><text:s/>sorts in <text:span text:style-name="T1">ascending order. </text:span>It will sort an array in increasing order (numbers) or alphabetically from a to z<text:line-break/><text:tab/>The sort method assume by default that you want to sort in ascending order, but it accepts a block as an optional argument that allows you, the programmer, to specify how two items should be compared. </text:p>
      <text:p text:style-name="Standard">The<text:span text:style-name="T1"> combined comparison operator</text:span>: compares two Ruby objects and looks like <text:span text:style-name="T1">&lt;=&gt;</text:span>. It returns 0 if the first <text:span text:style-name="T1">operand</text:span> (item to be compared) equals the second, 1 if the first operand is <text:span text:style-name="T10">greater</text:span> than the second, and -1 if the first operand is <text:span text:style-name="T10">less </text:span>than the second. <text:line-break/><text:tab/>A block that is passed into this sort method must return either 1,0,-1. It should return -1 if the first block parameter should come <text:span text:style-name="T10">before</text:span> the second (the first is less than the second, if we’re sorting in ascending order), 1 is the first block method should come <text:span text:style-name="T10">after</text:span> the second, and 0 if they are equal and one does not come before the other. </text:p>
      <text:p text:style-name="Standard"><text:soft-page-break/>For ascending order: (ascending order is default of .sort!)<text:line-break/> <text:tab/>books.sort! { |firstBook, secondBook| firstBook &lt;=&gt; secondBook}</text:p>
      <text:p text:style-name="Standard">In <text:span text:style-name="T1">descending</text:span> order:<text:line-break/><text:tab/>books.sort! { |secondBook, firstBook| firstBook &lt;=&gt; secondBook}</text:p>
      <text:p text:style-name="P21">That is:<text:line-break/> <text:tab/>array.sort! { |item1, item2| item2 &lt;=&gt; item 1 }<text:line-break/>You don’t <text:span text:style-name="T10">have</text:span> to use the combined comparison operation. You can also:</text:p>
      <text:p text:style-name="P21">books.sort do |first,second|<text:line-break/> <text:tab/> <text:s/>if first &lt; second # first book before second alphabetically<text:line-break/> <text:tab/> <text:s/>-1<text:line-break/> <text:tab/> <text:s/>elsif first &gt; second # first after second alphabetically<text:line-break/> <text:tab/> <text:s/>1<text:line-break/> <text:tab/> <text:s/>else # first and second are the same<text:line-break/> <text:tab/> <text:s/>0 <text:line-break/> <text:tab/> <text:s/>end<text:line-break/> <text:tab/>end</text:p>
      <text:p text:style-name="Standard">Setting a parameter to false, ie </text:p>
      <text:p text:style-name="Standard">def alphabetize (arr, rev=false)<text:line-break/>end</text:p>
      <text:p text:style-name="Standard">The <text:span text:style-name="T1">arr</text:span> stands for array, the <text:span text:style-name="T1">rev=false</text:span> tells Ruby that alphabetize has a second parameter, rev for “reverse” that will <text:span text:style-name="T1">default</text:span> to false if the user doesn’t type in two arguments. Previously, our first call to alphabetize was alphabetize(books). Ruby didn’t see a rev, so it will have it the default value of false. </text:p>
      <text:p text:style-name="Standard">def alphabetize (arr, rev=false)<text:line-break/>end</text:p>
      <text:p text:style-name="Standard">Now, if our method sees that <text:span text:style-name="T1">rev</text:span> is true it should go ahead and reverse the sort. That is, it should use the <text:span text:style-name="T1">combined comparison operator</text:span>(also called the <text:span text:style-name="T1">spaceship operator</text:span> b/c it looks like a spaceship) to order the array it receives in descending order. <text:line-break/><text:tab/>array.sort! { |item1, item2| item2 &lt;=&gt; item 1 }<text:line-break/>This says to sort the array in-place-whenever you see two items, compare them and put the one further along in the alphabet first. <text:line-break/></text:p>
      <text:p text:style-name="Standard"/>
      <text:p text:style-name="P4">More on Hashes</text:p>
      <text:p text:style-name="Standard">Nil and false are the two non-<text:span text:style-name="T1">true</text:span> values in Ruby. (Every other object is regarded as “truthy”, meaning that is you were to type <text:span text:style-name="T1">if 2 </text:span>or <text:span text:style-name="T1">if “bacon”</text:span>, the code in that <text:span text:style-name="T1">if</text:span> statement would be run).<text:line-break/> <text:tab/>nil: “nothing at all” ie if you try to access a key that doesn’t exist, Ruby will return <text:span text:style-name="T1">nil</text:span>. <text:line-break/><text:soft-page-break/> <text:tab/>false: “not true”<text:line-break/>nil and false aren’t the same thing. </text:p>
      <text:p text:style-name="Standard">If you don’t want <text:span text:style-name="T1">nil</text:span> to be your default value, you can create a default in your <text:span text:style-name="T1">Hash.new</text:span>:<text:line-break/> <text:tab/>my_hash = Hash.new(“Trady Blix”)<text:line-break/>If you try to access a nonexistent key in <text:span text:style-name="T1">my_hash</text:span> you’ll get <text:span text:style-name="T1">“Trady Blix”</text:span> as a result. </text:p>
      <text:p text:style-name="Standard">While we can use strings as Ruby hash keys, the Rubyist’s approach would be to use <text:span text:style-name="T1">symbols</text:span><text:line-break/></text:p>
      <text:p text:style-name="Standard"><text:span text:style-name="T1">Symbol</text:span>: a sort of name. Symbols <text:span text:style-name="T19">aren’t</text:span> strings: while there can be multiple different strings that all have the same value, there’s only <text:span text:style-name="T10">one copy</text:span> of any particular symbol at a given time. <text:line-break/><text:tab/>:symbol </text:p>
      <text:p text:style-name="Standard"><text:span text:style-name="T1">.object_id</text:span> method: gets the ID of an object (it’s how Ruby knows whether two objects are the exact same object). </text:p>
      <text:p text:style-name="Standard"><text:span text:style-name="T1">Symbol</text:span> syntax: always start with a colon : and must be val<text:span text:style-name="T61">i</text:span>d Ruby variable names, so the first character after the colon has to be a letter (both cases) or underscore- after that any combo of letters, numbers, underscores is allowed. DON’T put spaces in symbol name. <text:line-break/><text:tab/>my_first_symbol = :almond<text:line-break/>Symbols are primarily used as hash keys or for referencing method names. They make good hash keys for a few reasons:<text:line-break/> <text:tab/>01. They’re immutable, meaning they can’t be changed once they’re created. <text:line-break/> <text:tab/>02. Only one copy of any symbol exists at a given time, so they save memory. <text:line-break/> <text:tab/>03. Because of the two above reasons, hashes that use symbols instead of strings as keys work faster. <text:line-break/> <text:tab/>Hashes (uses commas between):<text:line-break/>symbol_hash = { :one =&gt; 1,<text:line-break/>:two =&gt; 2,<text:line-break/>:three =&gt; “three”<text:line-break/>}</text:p>
      <text:p text:style-name="Standard">Converting <text:span text:style-name="T1">symbols</text:span> to a <text:span text:style-name="T1">string</text:span>: Use the <text:span text:style-name="T1">.to_s</text:span> method<text:line-break/> <text:tab/>:sasquatch.to_s<text:line-break/># <text:span text:style-name="T18"></text:span> “sasquatch”</text:p>
      <text:p text:style-name="Standard">Converting a string to a symbol: <text:span text:style-name="T1">.to_sym</text:span> method or <text:span text:style-name="T1">.intern</text:span> method (will internalize the string to symbolize, works just like .to_sym).<text:line-break/> <text:tab/>“sasquatch”.to_sym<text:line-break/> # <text:span text:style-name="T18"></text:span> :sasquatch <text:line-break/> <text:tab/>“hello”.intern<text:line-break/># <text:span text:style-name="T18"></text:span> :hello<text:line-break/></text:p>
      <text:p text:style-name="Standard"><text:span text:style-name="T1">.to_i</text:span>: to integer method </text:p>
      <text:p text:style-name="Standard"><text:soft-page-break/><text:span text:style-name="T21">Hashes and symbols 2.4: don’t understand</text:span>- understand the x = Hash.new but not the symbols.push(x.to_sym) syntax</text:p>
      <text:p text:style-name="Standard"><text:span text:style-name="T1">Hash syntax</text:span>: the =&gt; symbol between keys and values is nicknamed the <text:span text:style-name="T1">hash rocket</text:span> style (the =&gt; looks like a tiny rocket)</text:p>
      <text:p text:style-name="P13">New Hash Syntax (Ruby 1.9):</text:p>
      <text:p text:style-name="Standard">new_hash = { one: 1,<text:line-break/> <text:s/>two: 2, <text:line-break/> <text:s/>three: 3<text:line-break/>}</text:p>
      <text:p text:style-name="Standard">Changes:<text:line-break/> <text:tab/>01. You put the colon at the <text:span text:style-name="T10">end</text:span> of the symbol, not at the beginning; <text:line-break/> <text:tab/>02. You don’t need the has rocket anymore</text:p>
      <text:p text:style-name="Standard"><text:span text:style-name="T1">.select</text:span> method: takes a block consisting of a key/value pair and an expression for selecting match keys and values (so we can ie filter a hash for values that meet certain criteria)<text:line-break/> <text:tab/>my_hash.select { |k,v| k &gt; :c }<text:line-break/> <text:tab/>my_hash.select { |k,v| v &lt; 97 }</text:p>
      <text:p text:style-name="Standard"><text:span text:style-name="T1">.each_key</text:span> and <text:span text:style-name="T1">.each_value</text:span>: iterat<text:span text:style-name="T61">e</text:span>s over <text:span text:style-name="T10">just</text:span> keys or<text:span text:style-name="T10"> just </text:span><text:span text:style-name="T11">values </text:span><text:span text:style-name="T10"><text:line-break/></text:span>my_hash = { one:1, two:2, three: 3}<text:line-break/>my_hash.each_key { |k| print k, “ “ }<text:line-break/> <text:tab/># <text:span text:style-name="T18"></text:span> one two three<text:line-break/>my_hash.each_value { |v| print v, “ “}<text:line-break/> <text:tab/># <text:span text:style-name="T18"></text:span> 1 2 3 </text:p>
      <text:p text:style-name="Standard"><text:span text:style-name="T20">Case statement</text:span>: an alternative to <text:span text:style-name="T1">if</text:span> and <text:span text:style-name="T1">else</text:span> if we have a lot of conditions to check. </text:p>
      <text:p text:style-name="Standard">Case language<text:line-break/>when “JS”<text:line-break/> <text:s/>puts “Websites!”<text:line-break/>when “Phython”<text:line-break/> <text:s/>puts “Science!”<text:line-break/>when “Ruby”<text:line-break/> <text:s/>puts “Web apps!”<text:line-break/>else<text:line-break/> <text:s/>puts “I don’t know!”<text:line-break/>end</text:p>
      <text:p text:style-name="Standard">The <text:span text:style-name="T1">else</text:span> is what the <text:span text:style-name="T1">case</text:span> statement will do if it doesn’t match any of its <text:span text:style-name="T1">when</text:span>s to the <text:span text:style-name="T1">case</text:span> (in this case the value of <text:span text:style-name="T1">language</text:span>). </text:p>
      <text:p text:style-name="P13">To ask a user for input and add to hash:</text:p>
      <text:p text:style-name="Standard"><text:soft-page-break/>case choice<text:line-break/>when "add"<text:line-break/> <text:s/>puts "What title do you want to add?"<text:line-break/> <text:s/>title = gets.chomp<text:line-break/> <text:s/>puts "What's the rating (From 0-4)?"<text:line-break/> <text:s/>rating= gets.chomp<text:line-break/> <text:s/><text:span text:style-name="T1">movies[title] = rating<text:line-break/> <text:s text:c="4"/># </text:span>This is telling Ruby to assign key of title and value of rating to movies hash (and we assigned title and rating values to user input above)</text:p>
      <text:p text:style-name="Standard">The user input comes in as <text:span text:style-name="T1">strings</text:span> and remember we want <text:span text:style-name="T1">keys to be symbols</text:span> and <text:span text:style-name="T1">values can be strings or integers</text:span>.<text:line-break/><text:tab/>use .to_sym, to_intern to convert to symbols; .to_i to convert to integer (and .to_s to convert to strings)</text:p>
      <text:p text:style-name="Standard"/>
      <text:p text:style-name="Standard"><text:span text:style-name="T1">If/else depending </text:span><text:span text:style-name="T9">a</text:span><text:span text:style-name="T1">n item is already in hash:</text:span> (that is if the value is nil)<text:line-break/> movies[title.to_sym].nil?<text:line-break/>See if the title (value we set to user input on asking for a movie title, and converted to a symbol) is in the movies hash. The .<text:span text:style-name="T1">nil?</text:span> asks Ruby if the title is there- remember nil means “It doesn’t exist!” So <text:span text:style-name="T1">if the nil is true</text:span> (if nothing is there! The movie title isn’t in hash yet), the <text:span text:style-name="T1">if statement will run</text:span>. (The .nil? method will return true if the object it's called on is nil, and false otherwise)</text:p>
      <text:p text:style-name="Standard"><text:span text:style-name="T1">CRUD</text:span>: <text:span text:style-name="T1">c</text:span>reate, <text:span text:style-name="T1">r</text:span>ead, <text:span text:style-name="T1">u</text:span>pdate, <text:span text:style-name="T1">d</text:span>elete. The four verbs universally known by programs. These are the actions you take when you update an entry in a database, ask a website for info, or write a blog post. Used in everything from API calls to frameworks like Rails. <text:line-break/><text:tab/>We used add, display, update, delete (add=create, display=read_. </text:p>
      <text:p text:style-name="Standard"/>
      <text:p text:style-name="Standard"><text:span text:style-name="T20">The Zen of Ruby</text:span> </text:p>
      <text:p text:style-name="Standard"><text:span text:style-name="T1">If statements on one line</text:span>: can write if statement on one line (like English), in this format:<text:line-break/> <text:tab/>expression if Boolean<text:line-break/>Ruby expects an expression followed by if followed by a Boolean (order is important).<text:line-break/> <text:s/><text:tab/>puts “It’s true” if true <text:line-break/>(Don’t need an <text:span text:style-name="T1">end</text:span> when you write <text:span text:style-name="T1">if</text:span> statement all on one line). <text:line-break/> <text:s/><text:tab/>This is the same as :<text:line-break/> <text:s/><text:tab/>if true<text:line-break/> <text:tab/> <text:s/>puts “It’s true”<text:line-break/> <text:s/><text:tab/>end </text:p>
      <text:p text:style-name="Standard"><text:span text:style-name="T1">Unless statements on one line</text:span>:<text:line-break/><text:tab/>expression unless Boolean </text:p>
      <text:p text:style-name="Standard"><text:soft-page-break/><text:span text:style-name="T1">Ternary conditional expression</text:span>: concise version of <text:span text:style-name="T1">if/else</text:span> statement. Called “ternary” because it takes three arguments: a Boolean, an expression to evaluate if the Boolean is true, and an expression to evaluate if the Boolean is false. <text:line-break/> <text:tab/>Boolean ? <text:span text:style-name="T22">Do this if true: Do this if false<text:line-break/></text:span>Ex:<text:line-break/> <text:s/><text:tab/>puts 3 &lt; 4 ? “3 is less than 4!” : “3 is not less than 4!”<text:line-break/>Order is important (true action goes first); don’t need an end. <text:line-break/>puts true ? “True!” : “False!”<text:line-break/> <text:tab/>is the same as :<text:line-break/>if true<text:line-break/> <text:s/>puts “True!”<text:line-break/>else <text:line-break/> <text:s/>puts “False!”<text:line-break/>end</text:p>
      <text:p text:style-name="Standard"><text:span text:style-name="T1">Concise case statement</text:span>:</text:p>
      <text:p text:style-name="Standard">case variable<text:line-break/>when value1 then #Do something!<text:line-break/>when value2 then #Do something else!<text:line-break/>...<text:line-break/>when value9 then #Do another thing!<text:line-break/>else<text:line-break/># Do the default thing!<text:line-break/>end</text:p>
      <text:p text:style-name="Standard">Instead of:<text:line-break/>case language <text:line-break/>when “JS”<text:line-break/> <text:s/>puts “Websites!”<text:line-break/>when “Phython”<text:line-break/> <text:s/>puts “Science!”<text:line-break/>when “Ruby!”<text:line-break/> <text:s/>puts “Web apps!”<text:line-break/>else<text:line-break/> <text:s/>puts “I don’t know!”<text:line-break/>end<text:line-break/> <text:s/><text:tab/><text:tab/>CAN PUT:<text:line-break/>case language<text:line-break/> <text:s/>when “JS” then puts “Websites!”<text:line-break/> <text:s/>when “Python” then puts “Science!”<text:line-break/> <text:s/>when “Ruby” then puts “Web apps!”<text:line-break/> <text:s/>else puts “I don’t know!”<text:line-break/>end </text:p>
      <text:p text:style-name="Standard"><text:soft-page-break/><text:span text:style-name="T1">Conditional assignment operator</text:span>: | | = assign<text:span text:style-name="T56">s</text:span> a value to a variable only if it hasn’t already been assigned. It’s made up of the || logical operator and the normal = assignment operator. <text:line-break/></text:p>
      <text:p text:style-name="Standard"><text:span text:style-name="T1">Implicit return</text:span>: we ask a method to <text:span text:style-name="T1">return</text:span> a value when we want to use it in another part of our program. Unlike other programming languages (that will return undefined/none messages), if we don’t put <text:span text:style-name="T1">return</text:span>, Ruby’s methods will return the result of the last evaluated expression. <text:line-break/><text:tab/>So, instead of:<text:line-break/>def add(a,b)<text:line-break/> <text:s/>return a + b<text:line-break/>end<text:line-break/> <text:tab/>You can simply write:<text:line-break/>def add(a,b)<text:line-break/> <text:s/>a + b<text:line-break/>end</text:p>
      <text:p text:style-name="Standard">Either way, when you call add(1,1), you’ll get 2. </text:p>
      <text:p text:style-name="Standard">When evaluating Boolean operators (&amp;&amp; and ||), Ruby will only evaluate the first expression of a &amp;&amp; if it’s false b/c Ruby knows if one expression is false, the statement is false. Similarly, with || if the first expression is true, Ruby stops reading since only one has to be true. This is called <text:span text:style-name="T1">short-circuit evaluation</text:span>. </text:p>
      <text:p text:style-name="Standard"><text:span text:style-name="T1">.upto</text:span> and <text:span text:style-name="T1">.downto</text:span> : to include the range of numbers of letters we’d like in an action<text:line-break/> <text:s/>“A”.upto(“Z”) { |x| puts x, “ “}<text:line-break/> <text:s/>100.downto(1) { |x| print x, “ “}</text:p>
      <text:p text:style-name="Standard"><text:span text:style-name="T1">.respond_to?</text:span> : takes a symbols and returns <text:span text:style-name="T1">true</text:span> if an object can receive that method and <text:span text:style-name="T1">false</text:span> otherwise. <text:line-break/>Ex. [1,2,3].respon<text:span text:style-name="T62">d</text:span>_to?(:push)<text:line-break/><text:tab/>is true b/c you can call .push on an array object<text:line-break/>But, [1,2,3].respond_to?(:to_sym)<text:line-break/> <text:s/><text:tab/>is false b/c you can’t turn an array into a symbol.</text:p>
      <text:p text:style-name="Standard"/>
      <text:p text:style-name="P22"><text:span text:style-name="T1">.push </text:span>: “pushes” or adds members into array. Can <text:s/>just type <text:span text:style-name="T1">&lt;&lt;</text:span>, the <text:span text:style-name="T1">concatenation operator</text:span> (or “the shovel”). Works on arrays and strings! <text:line-break/>“<text:span text:style-name="T62">Yasmin”.push(“Fazelinia”)<text:line-break/><text:tab/>is the same as </text:span><text:line-break/>“Yasmin”&lt;&lt; “Fazelinia”<text:line-break/> # <text:span text:style-name="T18"></text:span> “Yasmin Fazelinia”<text:line-break/>alphabet = [“a”, “b”]<text:line-break/><text:span text:style-name="T62">alphabet.push(“c”)<text:line-break/><text:tab/>is the same as </text:span><text:line-break/><text:soft-page-break/>alphabet &lt;&lt; “c”<text:line-break/> # <text:span text:style-name="T18"></text:span> [“a”, “b”, “c”]</text:p>
      <text:p text:style-name="Standard"/>
      <text:p text:style-name="Standard">To <text:span text:style-name="T1">add a variable into a string</text:span>: can use + or &lt;&lt;<text:line-break/> drink = “espresso”<text:line-break/> <text:s/><text:tab/> “I love ” + drink <text:line-break/># <text:span text:style-name="T18"></text:span> I love espresso<text:line-break/> <text:s text:c="2"/>OR <text:line-break/> <text:s/><text:tab/>“I love ” &lt;&lt; drink<text:line-break/># <text:span text:style-name="T18"></text:span> I love espresso</text:p>
      <text:p text:style-name="Standard">But, if you want to add a variable to <text:span text:style-name="T1">non-string</text:span> values, you have to use <text:span text:style-name="T1">.to_s</text:span> to make it a string:<text:line-break/>age = 26<text:line-break/>“I am ” + age.to_s + “ years old.”<text:line-break/> <text:tab/># <text:span text:style-name="T18"></text:span> “I am 26 years old.”<text:line-break/>“I am ” &lt;&lt; age.to_s &lt;&lt; “ years old.”<text:line-break/></text:p>
      <text:p text:style-name="Standard">But this is COMPLICATED- and that’s not the Ruby way. A better way is with:<text:line-break/> <text:tab/><text:span text:style-name="T1">string interpolation</text:span><text:line-break/>“I love #{drink}.”<text:line-break/>“I am #{age} years old.”<text:line-break/> <text:tab/>All you need to do is place the variable inside <text:span text:style-name="T1">#{}</text:span> within a string!</text:p>
      <text:p text:style-name="P4">Blocks, Procs, and Lambdas</text:p>
      <text:p text:style-name="Standard"><text:span text:style-name="T1">Block</text:span>: a bit of code that can be executed. Block syntax uses either do…end or {}. Blocks can be combined with methods like .each and .times to execute an instruction for element in a collection (like a hash or array).</text:p>
      <text:p text:style-name="Standard"><text:span text:style-name="T1">.collect</text:span> method/<text:span text:style-name="T1">.map</text:span> method: takes a block and applies the expression in the block to every element in an array. <text:line-break/>i.e.: <text:line-break/>my_nums = [1,2,3]<text:line-break/>my_nums.collect { |num| num **2} <text:line-break/><text:tab/># <text:span text:style-name="T18"></text:span> [1,4,9]<text:line-break/>But, my_nums stays the same because .<text:span text:style-name="T1">collect</text:span> returns a <text:span text:style-name="T10">copy</text:span> of the array, but doesn’t change/<text:span text:style-name="T1">mutate</text:span> it. If we want to change the original array, we use <text:span text:style-name="T1">.collect!</text:span> with an exclamation point. </text:p>
      <text:p text:style-name="Standard"><text:span text:style-name="T1">Yield</text:span>: only some methods accept blocks b/c these methods have a way of <text:span text:style-name="T57">transferring</text:span> control from the calling method to the block and back again. We can build this into methods we define by using the <text:span text:style-name="T1">yield</text:span> keyword. <text:s/><text:line-break/><text:span text:style-name="T23">def </text:span><text:span text:style-name="T24">method_name</text:span>(<text:span text:style-name="T25">parameter</text:span>)<text:line-break/><text:soft-page-break/> <text:s/><text:span text:style-name="T23">yield </text:span>parameter<text:line-break/><text:span text:style-name="T23">end</text:span></text:p>
      <text:p text:style-name="P17">(<text:span text:style-name="T2">Yield</text:span> can <text:s/>be put in a method one or multiple times, so that when that method is called and we send a bit of code into that method, the yield says how many times that bit of code is done<text:line-break/><text:tab/>def call_this_block_twice<text:line-break/><text:tab/> <text:s/>yield<text:line-break/><text:tab/> <text:s/>yield<text:line-break/><text:tab/>end<text:line-break/>call_this_block_twice { puts “twitter } # → twitter twitter <text:line-break/>)</text:p>
      <text:p text:style-name="P17"><text:span text:style-name="T27">Blocks can take arguments. If we use </text:span><text:span text:style-name="T2">yield</text:span><text:span text:style-name="T27"> and pass in a string (here, tweet). Then we call it, send in the method and accept it and do the block's action:<text:line-break/>def call_this_block<text:line-break/> <text:s/>yield “tweet”<text:line-break/>end<text:line-break/>call_this_block {|myarg| puts myarg} # puts tweet (because of the yield in the method)</text:span></text:p>
      <text:p text:style-name="P18">Yield<text:span text:style-name="T27">: all blocks return values.<text:line-break/>Def puts_this_block<text:line-break/> <text:s/>puts yield<text:line-break/>end<text:line-break/>puts_this_block { “tweet” } #--&gt; tweet</text:span></text:p>
      <text:p text:style-name="Standard">method_name(argument) {block} <text:line-break/> <text:tab/># the block is the do..end or {} statement<text:line-break/>Parameters and arguments are optional! If passing a proc, could be as simple as method_name(&amp;proc_name)</text:p>
      <text:p text:style-name="Standard"><text:span text:style-name="T1">Blocks are not objects (one of the few exceptions to the “everything is an object” rule in Ruby). <text:line-break/></text:span> <text:tab/>Thus, blocks can’t be saved to variables and don’t have all the powers and abilities of a real object. For that we’ll need <text:span text:style-name="T1">procs</text:span>. </text:p>
      <text:p text:style-name="P19"><text:span text:style-name="T1">Procs</text:span>: a “saved” block- just like you can give a bit of code a name and turn it into a method, you can name a block and turn it into a proc. Procs are great for keeping your code <text:span text:style-name="T1">DRY</text:span> (don’t repeat yourself). <text:line-break/> <text:tab/>With blocks, you have to write your code our each time you need it; with a proc, you write your code once and can use it many times. <text:line-break/> <text:tab/>Just call <text:span text:style-name="T1">Proc.new</text:span> and pass in the block you want to save. <text:span text:style-name="T58">(can use </text:span><text:span text:style-name="T7">do</text:span><text:span text:style-name="T31"> / </text:span><text:span text:style-name="T7">end </text:span><text:span text:style-name="T31"><text:s/>or </text:span><text:span text:style-name="T7">{ }</text:span><text:span text:style-name="T31"> for block code)</text:span><text:line-break/> <text:s text:c="4"/><text:tab/>proc_name = Proc.new do<text:line-break/> <text:s/><text:tab/> <text:s/>puts “Text”<text:line-break/> <text:tab/>end<text:line-break/> Ex: to create a proc called <text:span text:style-name="T1">cube</text:span> that cubes a number<text:line-break/><text:soft-page-break/> <text:tab/>cube = Proc.new { |x| x ** 3 }<text:tab/> <text:line-break/>We can then pass the proc to a method that would otherwise take a block, and we don’t have to re<text:span text:style-name="T63">w</text:span>rite the block over and over. <text:line-break/> <text:tab/>[1,2,3].collect!(&amp;cube)<text:line-break/> <text:s/><text:tab/># <text:span text:style-name="T18"></text:span> [1,8,27]<text:line-break/> <text:s/><text:tab/>[4,5,6].map!(&amp;cube)<text:line-break/> <text:s/><text:tab/># <text:span text:style-name="T18"></text:span> [64,125,216]<text:line-break/><text:line-break/><text:span text:style-name="T7">&amp;</text:span><text:span text:style-name="T31">:<text:line-break/>- Calling a method with </text:span><text:span text:style-name="T7">&amp; </text:span><text:span text:style-name="T31"><text:s/>in front of a parameter: </text:span>The <text:span text:style-name="T1">&amp;</text:span> is used to convert the <text:span text:style-name="T1">cube</text:span> proc into a block. (since .collect! and .map! normally take a block). <text:line-break/> <text:tab/><text:span text:style-name="T1">(&amp;proc_name): </text:span>use anytime we pass a proc to a method that expects a block. →<text:span text:style-name="T58"> </text:span><text:span text:style-name="T7">method_name.each(&amp;proc_name)</text:span><text:line-break/>- <text:span text:style-name="T58">Defining a method with </text:span><text:span text:style-name="T7"><text:s/>&amp;</text:span><text:span text:style-name="T31"> in front of a parameter: This turns a block into a proc, so it can be assigned to a parameter </text:span><text:span text:style-name="T32">or executed later. </text:span><text:span text:style-name="T31"><text:line-break/><text:tab/></text:span><text:span text:style-name="T7">Def each(&amp;block)</text:span></text:p>
      <text:p text:style-name="Standard"/>
      <text:p text:style-name="Standard"><text:span text:style-name="T1">Why save our blocks as procs?</text:span><text:line-break/> <text:tab/>01. Procs are full-fledged objects, so they have all the powers and abilities of objects. (Blocks do not.)<text:line-break/> <text:s/><text:tab/>02. Unlike blocks, procs can be called over and over without rewriting them. This prevents you from having to retype the contents of your block every time you need to execute a particular bit of code. </text:p>
      <text:p text:style-name="Standard"><text:span text:style-name="T1">.call</text:span> method: easier way of calling a proc (than with a method). <text:line-break/> <text:s/><text:tab/>test = Proc.new { # does something}<text:line-break/> <text:tab/>test.call<text:line-break/> <text:s/># <text:span text:style-name="T18"></text:span> does that something!</text:p>
      <text:p text:style-name="Standard"><text:span text:style-name="T1">Converting symbols to procs</text:span> using <text:span text:style-name="T1">&amp;</text:span>: (&amp;:to_s) or to_i, etc<text:line-break/>Ex: <text:line-break/>strings = [“1”,”2”,”3”]<text:line-break/>nums = strings.map(&amp;:to_i)<text:line-break/> <text:s text:c="3"/># <text:span text:style-name="T18"></text:span> [1,2,3]<text:line-break/>By mapping <text:span text:style-name="T1">&amp;:to_i</text:span> over every element of <text:span text:style-name="T1">strings</text:span>, we turned each string into an integer</text:p>
      <text:p text:style-name="P19"><text:span text:style-name="T1">Lambda</text:span>: identical to procs (except a bit of syntax and a few behavioral quirks)<text:line-break/> <text:tab/>Syntax: <text:line-break/><text:span text:style-name="T58">lambda_name = </text:span>lambda { <text:span text:style-name="T59">|x|</text:span> # <text:span text:style-name="T58">block </text:span>action } <text:line-break/><text:tab/><text:span text:style-name="T58">OR</text:span></text:p>
      <text:p text:style-name="P20"><text:span text:style-name="T58">l</text:span>ambda_name = -&gt; { <text:span text:style-name="T59">|x| </text:span>#block action }<text:line-break/>#This syntax is called a stabby lambda</text:p>
      <text:p text:style-name="P19"><text:soft-page-break/><text:span text:style-name="T58">Then:<text:line-break/>lambda_name.call <text:s/><text:tab/></text:span><text:line-break/></text:p>
      <text:p text:style-name="P19">Lambdas are useful in the same situations in which you’d use a proc. <text:line-break/>Differences:<text:tab/><text:line-break/> <text:tab/>01. A lambda checks the number of arguments passed to it. Thus, a lambda will throw an error if you pass it the wrong number of arguments, whereas a proc will ignore unexpected arguments and assign <text:span text:style-name="T1">nil</text:span> to any that are missing. <text:line-break/> <text:tab/>02. When a lambda returns, it passes control back to the calling method; when a proc returns, it does so immediately, without going back to the calling method. </text:p>
      <text:p text:style-name="Standard">Writing a lambda and passing it through a method: Calling .select on an array to check if each element is a symbol</text:p>
      <text:p text:style-name="Standard">symbol_filter = lambda { |<text:span text:style-name="T2">x</text:span>| #magic! } #writing a lambda<text:line-break/>my_array.<text:span text:style-name="T2">select</text:span>(&amp;lambda_name) #passing it through a method<text:line-break/><text:line-break/> <text:s/><text:tab/>TURNS INTO:<text:line-break/>my_array = ["raindrops", :kettles, "whiskers", :mittens, :packages]<text:line-break/>symbol_filter = lambda { |x| x.is_a? Symbol}<text:line-break/>symbols = my_array.select(&amp;symbol_filter)<text:line-break/></text:p>
      <text:p text:style-name="P4">Object Oriented Programming</text:p>
      <text:p text:style-name="Standard">Ruby is an object-oriented programming language- which means it manipulates programming constructs called <text:span text:style-name="T1">objects</text:span>. (Almost) everything in Ruby is an object. Objects have methods, and <text:span text:style-name="T1">attributes</text:span> (which are just data). <text:line-break/> <text:tab/>I.e. <text:s/>“Matz”.length<text:line-break/> <text:s/><text:tab/><text:tab/># <text:span text:style-name="T18"></text:span> 4 <text:line-break/>“Matz” object is a string with a .length method and a length attribute of 4.</text:p>
      <text:p text:style-name="Standard"><text:span text:style-name="T1">Class</text:span>: a way of organizing and producing objects with similar attriubtes and methods. “Matz” is a string because it’s an instance of the <text:span text:style-name="T1">String </text:span>class. </text:p>
      <text:p text:style-name="Standard"><text:span text:style-name="T1">Class syntax:</text:span> basic class consists only of the <text:span text:style-name="T1">class</text:span> keyword and the name of the class.<text:line-break/> <text:s/><text:tab/>class NewClass<text:line-break/><text:tab/><text:tab/># Class magic here<text:line-break/> <text:s/><text:tab/>end<text:line-break/>NewClass has the ability to create new Ruby objects of NewClass. <text:line-break/> <text:s/><text:tab/>**Class names start with a capital letter and use CamelCase instead of rely on underscores. </text:p>
      <text:list xml:id="list2321674964199327064" text:style-name="WWNum5">
        <text:list-item>
          <text:p text:style-name="P34">Start class definition off with a method called <text:span text:style-name="T1">initialize</text:span>- the function that “boots up” each ob<text:span text:style-name="T63">j</text:span>ect the class creates.</text:p>
        </text:list-item>
        <text:list-item>
          <text:p text:style-name="P34"><text:soft-page-break/>Use the <text:span text:style-name="T1">@</text:span> before a variable to signify it’s an <text:span text:style-name="T1">instance variable</text:span>. This means that the variable is attached to the <text:span text:style-name="T10">instance</text:span> of the class. (Each instance you set has its own @variable <text:s/>which belong the instance)<text:line-break/><text:tab/><text:span text:style-name="T50">You're create a class, with a method that takes parameters and stores these parameters in the instance variables. </text:span></text:p>
          <text:p text:style-name="P35"/>
          <text:p text:style-name="P37">class <text:span text:style-name="T26">ClassName</text:span><text:line-break/> def initialize(<text:span text:style-name="T26">parameter1,parameter2</text:span>)<text:line-break/> @<text:span text:style-name="T26">parameter1</text:span> = <text:span text:style-name="T26">parameter1<text:line-break/> @parameter2 = parameter2</text:span><text:line-break/> <text:s/>end<text:line-break/>end<text:line-break/><text:span text:style-name="T2">ClassInstance = </text:span><text:span text:style-name="T3">ClassName</text:span><text:span text:style-name="T2">.new(</text:span><text:span text:style-name="T4">parameters</text:span><text:span text:style-name="T2">)</text:span></text:p>
        </text:list-item>
      </text:list>
      <text:p text:style-name="P31">IE:<text:line-break/>class Person<text:line-break/> <text:s/>def initialize(name)<text:line-break/> <text:s text:c="3"/>@name = name<text:line-break/> <text:s/>end<text:line-break/>end<text:line-break/>matz = Person.new(“Yukihiro”)<text:line-break/></text:p>
      <text:p text:style-name="P31"><text:span text:style-name="T5">optional parameter</text:span><text:span text:style-name="T29">: ie <text:line-break/>def initialize(name,balance=100)<text:line-break/> <text:s/>@name = name<text:line-break/> <text:s/>@balance = balance<text:line-break/>end<text:line-break/>The = 100 is the </text:span><text:span text:style-name="T5">optional parameter</text:span><text:span text:style-name="T29">- Ruby is saying you can pass </text:span><text:span text:style-name="T14">one or two</text:span><text:span text:style-name="T36"> arguments to </text:span><text:span text:style-name="T46">initialize</text:span><text:span text:style-name="T36">; if you pass two, it uses you </text:span><text:span text:style-name="T46">balance</text:span><text:span text:style-name="T36"> argument to set </text:span><text:span text:style-name="T46">@balance</text:span><text:span text:style-name="T36">; if you only pass a</text:span><text:span text:style-name="T46"> name</text:span><text:span text:style-name="T36">, </text:span><text:span text:style-name="T46">balance</text:span><text:span text:style-name="T36"> gets a default value of </text:span><text:span text:style-name="T46">100</text:span><text:span text:style-name="T36">, and that's what gets store in </text:span><text:span text:style-name="T46">@balance. </text:span></text:p>
      <text:p text:style-name="P29"><text:span text:style-name="T1">Scope</text:span>: the scope of a variable is the context in which it’s visible to the program.<text:line-break/><text:tab/>Not all variables are accessible to all parts of a Ruby program at all times. When dealing with classes, you can have variables that are available everywhere (<text:span text:style-name="T1">global variables</text:span>), ones only available to certain methods (<text:span text:style-name="T1">local variables</text:span>), ones are that are members of a certain class (<text:span text:style-name="T1">class variables</text:span>), and ones that are only available to particular instances of a class (<text:span text:style-name="T1">instance</text:span> <text:span text:style-name="T1">variables</text:span>). <text:line-break/> <text:tab/>Same goes for methods. <text:line-break/><text:span text:style-name="T1">Instance variables</text:span>: start with @. <text:span text:style-name="T48">Set parameters from initialize method as instance variables. However, not all instance variables have to come from parameters (i.e. you can set an an instance variable as an empty hash to keep track of ie the parameters later). </text:span><text:line-break/><text:span text:style-name="T1">Class variables</text:span>: are like instance variables, but instead of belonging to an instance of a class, they belong to the class itself. Start with @@. <text:span text:style-name="T1"><text:s/></text:span><text:span text:style-name="T28">Declare inside Class but </text:span><text:span text:style-name="T13">before</text:span><text:span text:style-name="T35"> you define your initialize method. </text:span><text:span text:style-name="T1"><text:line-break/> <text:tab/></text:span>class MyClass<text:line-break/><text:soft-page-break/> <text:tab/> <text:s/>@@class_variable<text:line-break/><text:tab/> <text:s/><text:span text:style-name="T26">def initialize<text:line-break/> <text:tab/> <text:s/>end</text:span><text:line-break/> <text:tab/>end<text:line-break/>- Class variables are attached to entire classes, not just instances of classes. Because there’s only one copy of a class variable shared by all instances of a class, we can pull of some cool tricks- ie use a class variable to keep track of the number of instances of that class we’ve created.<text:span text:style-name="T1"><text:line-break/>Global variables</text:span>: can be defined two ways. 01)just define the variable outside any method or class (what we’ve been doing). 02) to make a variable global from inside a method or class, start with $. <text:line-break/><text:tab/>When you call it with an expression outside the class, make sure to call the $ too!<text:line-break/>However, global variables can be changed from <text:span text:style-name="T10">anywhere</text:span>in your program, and they are generally not a very good idea. It’s much better to create variables with limited scope that can only be changed from a few places. (I.e.. instance variables that belong to a particular object [or ‘instance]).<text:line-break/></text:p>
      <text:p text:style-name="P30">Instance methods: <text:span text:style-name="T27"><text:s/>work on particular instance/objects<text:line-break/> <text:s/>class ClassName<text:line-break/> <text:s text:c="3"/>def method<text:line-break/> <text:s text:c="6"/># some stuff<text:line-break/> <text:s text:c="3"/>end<text:line-break/> <text:s/>end</text:span></text:p>
      <text:list xml:id="list115054788795302" text:continue-numbering="true" text:style-name="WWNum5">
        <text:list-item>
          <text:p text:style-name="P36">You create an instance of a class by calling <text:span text:style-name="T1">.new</text:span> on the class name. (and the you can pass .new an argument). <text:span text:style-name="T47">To instantiate an object from a class: ClassName.new(parameters)</text:span></text:p>
        </text:list-item>
      </text:list>
      <text:p text:style-name="P30">Class methods<text:span text:style-name="T27">: a class method belongs </text:span><text:span text:style-name="T12">to the class itself</text:span><text:span text:style-name="T34">, and is prefixed with class name. Works on @@ variables. <text:line-break/>Class ClassName<text:line-break/> <text:s/>def ClassName.class_method<text:line-break/> <text:s text:c="4"/># class method stuff ie puts @@class_variable<text:line-break/> <text:s/>end<text:line-break/>end</text:span></text:p>
      <text:p text:style-name="P28"><text:span text:style-name="T20">Inheritance</text:span>: the process by which one class takes on the attributes and methods of another, and it’s used to express an <text:span text:style-name="T1">is-a</text:span> relationship. (I.e. a cartoon fox <text:span text:style-name="T1">is a</text:span> cartoon mammal, so a CartoonFox class would inherit from a CartoonMammal class).<text:line-break/> <text:tab/>class DerivedClass &lt; BaseClass<text:line-break/> <text:s/><text:tab/> <text:s/># Some stuff!<text:line-break/> <text:tab/>end <text:line-break/>The <text:span text:style-name="T1">derived class/subclass</text:span> is the new class you’re making and the <text:span text:style-name="T1">base class/parent/superclass</text:span> is the class from which the new class inherits. The “&lt;” reads as “inherits from.”</text:p>
      <text:p text:style-name="P28"><text:soft-page-break/><text:span text:style-name="T1">Override</text:span>: process by which a class not only takes on the methods and attributes of its parents, but also <text:span text:style-name="T1">overrides</text:span> one or more of them. (Create a DerivedClass that &lt; from BaseClass but simply define a new method in the DerivedClass class..end. This will override the methods from BaseClass). <text:line-break/></text:p>
      <text:p text:style-name="P28"><text:span text:style-name="T1">super</text:span>: use when you’re working with a derived class/subclass and realize you’ve overwritten a method or attribute defined in the class’ base class/superclass that you actually need<text:span text:style-name="T1"> <text:line-break/> <text:s/><text:tab/></text:span>class DerivedClass &lt; BaseClass<text:line-break/> <text:tab/> <text:s/>def some_method <text:line-break/> <text:tab/> <text:s text:c="3"/>super(optional arguments)<text:line-break/> <text:tab/> <text:s text:c="5"/># Some stuff <text:line-break/> <text:tab/> <text:s text:c="3"/>end<text:line-break/> <text:tab/> <text:s text:c="2"/>end<text:line-break/> <text:tab/> <text:s/>end<text:line-break/>When you call <text:span text:style-name="T1">super</text:span> from inside a method, that tells Ruby to look in the superclass of the current class and find a method with the same name as the one from which <text:span text:style-name="T1">super </text:span>is called. If it finds it, Ruby will use the superclass’ version of the method. <text:line-break/></text:p>
      <text:p text:style-name="Standard"><text:span text:style-name="T1">multiple inheritance</text:span>: some languages allow a class to have more than one parent, which is called <text:span text:style-name="T1">multiple inheritance</text:span>. This can get really ugly really fast, so Ruby disallows it. <text:line-break/><text:tab/> Any given Ruby class can have only one superclass. (trying to inherit from more than one superclass will return a “superclass mismatch for class <text:bookmark text:name="_GoBack"/>ClassName”<text:line-break/></text:p>
      <text:p text:style-name="Standard"><text:span text:style-name="T1">mixins</text:span>: There <text:span text:style-name="T10">are </text:span>instances where you want to incorporate data or behavior from several classes into a single class, and Ruby allows this through the use of <text:span text:style-name="T1">mixins</text:span>. </text:p>
      <text:p text:style-name="P5">OOP 2</text:p>
      <text:p text:style-name="P6"><text:span text:style-name="T51">public </text:span><text:span text:style-name="T52">versus </text:span><text:span text:style-name="T51">private</text:span><text:span text:style-name="T52">: You can make some methods </text:span><text:span text:style-name="T51">public</text:span><text:span text:style-name="T52">, public methods allow for an </text:span><text:span text:style-name="T51">interface</text:span><text:span text:style-name="T52"> with the rest of the program. </text:span><text:span text:style-name="T51">Private</text:span><text:span text:style-name="T52"> methods are for your classes to do their own work undisturbed, so they are unreachable. <text:line-break/><text:tab/>Method are public by default, so if you don't specifiy they will be public.<text:line-break/>If you want to make clear to people reading your code which methods are public vs private:<text:line-break/> <text:tab/>Put </text:span><text:span text:style-name="T51">public</text:span><text:span text:style-name="T52"> before method definitions. Then everything after </text:span><text:span text:style-name="T51">public</text:span><text:span text:style-name="T52"> through the </text:span><text:span text:style-name="T51">end</text:span><text:span text:style-name="T52"> of the class definition will be public (unless we say otherwise). </text:span><text:span text:style-name="T53">Similarly, to make a method private, put </text:span><text:span text:style-name="T54">private</text:span><text:span text:style-name="T53"> before the method definitions (and everything from there until </text:span><text:span text:style-name="T54">end</text:span><text:span text:style-name="T53"> or we specifiy will be private). </text:span><text:span text:style-name="T52"><text:line-break/><text:tab/>class ClassName<text:line-break/><text:tab/> <text:s text:c="2"/># some class stuff<text:line-break/><text:tab/> <text:s/>public<text:line-break/><text:tab/> <text:s/>def public_method<text:line-break/><text:tab/> <text:s text:c="3"/># public_method stuff<text:line-break/></text:span><text:soft-page-break/><text:span text:style-name="T52"><text:tab/> <text:s/>end<text:line-break/><text:tab/> <text:s/></text:span><text:span text:style-name="T53">private<text:line-break/><text:tab/> <text:s text:c="3"/>def private_method<text:line-break/><text:tab/> <text:s text:c="3"/>#private_method stuff<text:line-break/><text:tab/> <text:s/>end</text:span><text:span text:style-name="T52"><text:line-break/><text:tab/>end<text:line-break/></text:span></text:p>
      <text:p text:style-name="P6"><text:span text:style-name="T54">Private </text:span><text:span text:style-name="T53">methods are private to the object where they are defined. This means you can only call these methods from other code inside the object- the method cannot be called with an </text:span><text:span text:style-name="T16">explicit receiver</text:span><text:span text:style-name="T39">. (receivers are the objects on which methods are called i.e. object.method). In order to access private info, we have to create public methods that know how to get it- this separates the private </text:span><text:span text:style-name="T16">implementation</text:span><text:span text:style-name="T39"> from the public </text:span><text:span text:style-name="T16">interface</text:span><text:span text:style-name="T39">. </text:span></text:p>
      <text:p text:style-name="P14"/>
      <text:p text:style-name="P7"><text:span text:style-name="T44">a</text:span><text:span text:style-name="T43">ttr_reader, attr_writer</text:span><text:span text:style-name="T38">: Instead of Ruby needing methods in order to access attributes (ie. If we want to access @name instance variable, we need:<text:line-break/>def name<text:line-break/> <text:s/>@name; end<text:line-break/>)</text:span></text:p>
      <text:p text:style-name="P7"><text:span text:style-name="T38">Now, we can use </text:span><text:span text:style-name="T43">attr_reader</text:span><text:span text:style-name="T38"> and </text:span><text:span text:style-name="T43">attr_writer</text:span><text:span text:style-name="T38">. If we write:<text:line-break/>class Person<text:line-break/> <text:s/>attr_reader :name<text:line-break/> <text:s/>attr_writer :name<text:line-break/> <text:s/>def initialize(name)<text:line-break/> <text:s text:c="3"/>@name = name<text:line-break/> <text:s/>end<text:line-break/>end<text:line-break/><text:tab/>Ruby does something like this automatically:<text:line-break/>def name<text:line-break/> <text:s/>@name<text:line-break/>end<text:line-break/><text:line-break/>def name = (value)<text:line-break/> <text:s/>@name = value<text:line-break/>end</text:span></text:p>
      <text:p text:style-name="P7"><text:span text:style-name="T38">Like magic, we can read and write variables as we please. We just pass our instance variables (as symbols) to </text:span><text:span text:style-name="T43">attr_reader </text:span><text:span text:style-name="T38">or</text:span><text:span text:style-name="T43"> attr_writer</text:span><text:span text:style-name="T38">, </text:span><text:span text:style-name="T41">then : and variables, separated by comma. </text:span><text:span text:style-name="T38"><text:line-break/> <text:tab/>(**You can put </text:span><text:span text:style-name="T43">name=</text:span><text:span text:style-name="T38"> in a method name- it says “this method sets a value.”)</text:span></text:p>
      <text:p text:style-name="P7"><text:span text:style-name="T43">attr_accessor</text:span><text:span text:style-name="T38">: To both read and write a particular variable, can use </text:span><text:span text:style-name="T43">attr_accessor</text:span><text:span text:style-name="T38"> to make a variable readable and writable in one fell swoop. </text:span></text:p>
      <text:p text:style-name="P8"><text:soft-page-break/><text:span text:style-name="T43">Module:</text:span><text:span text:style-name="T38"> a toolbox that contains a set of methods a</text:span><text:span text:style-name="T42">s</text:span><text:span text:style-name="T38"> constants. There are too many Ruby tools to keep around all the same without cluttering the interpretor, so we keep a bunch of the in modules and only pull in those module toolboxes when we need the constants and methods inside. (They're like classes, but they can't create instances and can't have subclasses- they are just used to store thing!)<text:line-break/><text:tab/>Can pull in pre-existing modules or make your own:</text:span></text:p>
      <text:p text:style-name="P8"><text:span text:style-name="T38">module ModuleName<text:line-break/> <text:s/># module stuff<text:line-break/>end <text:line-break/> <text:tab/>Written in CamelCase (not underscored)<text:line-break/><text:tab/>There aren't variables in modules (since by definition, variables change/vary). Constant, however, stay the same, so including helpful constants is a great idea. (You </text:span><text:span text:style-name="T15">can</text:span><text:span text:style-name="T38"> change the value for a constant once it's initialized, but Ruby will warn you). <text:line-break/> <text:tab/>Ruby </text:span><text:span text:style-name="T43">constants </text:span><text:span text:style-name="T38">are written <text:s/>in ALL_CAPS and words are separated by underscores. (Constants in separ</text:span><text:span text:style-name="T42">a</text:span><text:span text:style-name="T38">te modules are kept separate because they're in separ</text:span><text:span text:style-name="T42">a</text:span><text:span text:style-name="T38">te modules).<text:line-break/><text:tab/><text:tab/> EX: </text:span><text:span text:style-name="T43">PI</text:span><text:span text:style-name="T38"> is a constant which lives in the </text:span><text:span text:style-name="T43">Math</text:span><text:span text:style-name="T38"> module<text:line-break/></text:span></text:p>
      <text:p text:style-name="P9"><text:span text:style-name="T43">namespacing</text:span><text:span text:style-name="T38">: separating methods and constants into named spaces. This is one of the main purposes of modules and <text:s/>it's how Ruby doesn't confuse Math::PI and Circle::PI.<text:line-break/><text:tab/></text:span><text:span text:style-name="T43">Scope resolution operator</text:span><text:span text:style-name="T38"> </text:span><text:span text:style-name="T43">::</text:span><text:span text:style-name="T38"> (double colon): tells Ruby </text:span><text:span text:style-name="T15">where</text:span><text:span text:style-name="T38"> you're looking for a specific bit of code. Can use to reach methods as well as constants- but can't just use </text:span><text:span text:style-name="T43">def some_name</text:span><text:span text:style-name="T38"> b/c that will make an instance method. Instead, we will create methods at the class/module level. Can do in two ways:<text:line-break/><text:tab/>module Circle<text:line-break/><text:tab/> <text:s/>def Circle.area(radius)<text:line-break/><text:tab/> <text:s text:c="3"/>PI * radius**2<text:line-break/><text:tab/>end<text:line-break/>OR with the shortcut: </text:span><text:span text:style-name="T43">self</text:span><text:span text:style-name="T38">, which refers to the current object. Since, above, we're talking about Circle, we can write:<text:line-break/><text:tab/>module Circle<text:line-break/><text:tab/> <text:s/>def </text:span><text:span text:style-name="T43">self</text:span><text:span text:style-name="T38">.area(radius)<text:line-break/><text:tab/> <text:s text:c="3"/>PI * radius**2<text:line-break/><text:tab/>end<text:line-break/></text:span><text:span text:style-name="T43">self</text:span><text:span text:style-name="T38">: can also use this technique (to refer to current object) to define class methods (since modules and classes are also objects).</text:span></text:p>
      <text:p text:style-name="P10"><text:span text:style-name="T38">Some modules, like </text:span><text:span text:style-name="T43">Math</text:span><text:span text:style-name="T38">, are already present in the interpreter. Other need to be explicit</text:span><text:span text:style-name="T42">l</text:span><text:span text:style-name="T38">y brought in, we can do this using </text:span><text:span text:style-name="T43">require</text:span><text:span text:style-name="T38">. <text:line-break/><text:tab/>Require 'module'</text:span></text:p>
      <text:p text:style-name="P10"><text:span text:style-name="T43">include</text:span><text:span text:style-name="T38">: when we </text:span><text:span text:style-name="T43">include</text:span><text:span text:style-name="T38"> a module that has already been </text:span><text:span text:style-name="T43">require</text:span><text:span text:style-name="T38">d, we pull in all its methods and constants at the instance level. So any class that </text:span><text:span text:style-name="T43">include</text:span><text:span text:style-name="T38">s a certain module can create objects (instances) that can use those very same methods. (So, you don't have to keep prepending your constants and methods with the module name, instead </text:span><text:soft-page-break/><text:span text:style-name="T38">ModuleName::method/CONSTANT just write CONSTANT). <text:line-break/><text:tab/>This is why you create instance methods in a module, even though you can't directly instantiate a module: it's to </text:span><text:span text:style-name="T43">include</text:span><text:span text:style-name="T38"> those instance methods in your own classes, which you </text:span><text:span text:style-name="T15">can</text:span><text:span text:style-name="T38"> instantiate. <text:line-break/><text:tab/>Just write: include ModuleName<text:line-break/></text:span><text:span text:style-name="T45">include</text:span><text:span text:style-name="T40"> mixes a module's methods in at the </text:span><text:span text:style-name="T17">instance</text:span><text:span text:style-name="T40"> level (allowing instances of a particular class to use methods).</text:span></text:p>
      <text:p text:style-name="P10"><text:span text:style-name="T43">mixin</text:span><text:span text:style-name="T38">: when a module is used to mix additional behavior and information into a class, it's called a </text:span><text:span text:style-name="T43">mixin</text:span><text:span text:style-name="T38">. They allow us to customize a class without having to rewrite code. </text:span></text:p>
      <text:p text:style-name="P11"><text:span text:style-name="T43">extend</text:span><text:span text:style-name="T38">: mixes a module's methods in at the </text:span><text:span text:style-name="T15">class</text:span><text:span text:style-name="T38"> level. This means that </text:span><text:span text:style-name="T15">class itself</text:span><text:span text:style-name="T38"> can use the methods, as opposed to </text:span><text:span text:style-name="T15">instances</text:span><text:span text:style-name="T38"> of the class.</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alibri1" svg:font-family="Calibri" style:font-family-generic="swiss"/>
    <style:font-face style:name="Symbol" svg:font-family="Symbol" style:font-adornments="Regular" style:font-pitch="variable"/>
    <style:font-face style:name="Wingdings1" svg:font-family="Wingdings" style:font-adornments="Regular" style:font-pitch="variable"/>
    <style:font-face style:name="Courier New" svg:font-family="'Courier New'" style:font-adornments="Regular" style:font-family-generic="modern" style:font-pitch="variable"/>
    <style:font-face style:name="Calibri" svg:font-family="Calibri"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Arial Unicode MS"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function" style:family="text" style:parent-style-name="Default_20_Paragraph_20_Font"/>
    <style:style style:name="keyword" style:family="text" style:parent-style-name="Default_20_Paragraph_20_Font"/>
    <style:style style:name="Title1" style:family="text" style:parent-style-name="Default_20_Paragraph_20_Font"/>
    <style:style style:name="params" style:family="text" style:parent-style-name="Default_20_Paragraph_20_Font"/>
    <style:style style:name="identifier" style:family="text" style:parent-style-name="Default_20_Paragraph_20_Font"/>
    <style:style style:name="comment"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sminf</meta:initial-creator>
    <meta:editing-cycles>128</meta:editing-cycles>
    <meta:creation-date>2013-07-22T19:08:00</meta:creation-date>
    <dc:date>2013-09-02T11:50:54.371122000</dc:date>
    <meta:editing-duration>P4DT4H51M42S</meta:editing-duration>
    <meta:generator>LibreOffice/4.1.0.4$MacOSX_x86 LibreOffice_project/89ea49ddacd9aa532507cbf852f2bb22b1ace28</meta:generator>
    <meta:document-statistic meta:table-count="0" meta:image-count="0" meta:object-count="0" meta:page-count="29" meta:paragraph-count="250" meta:word-count="8754" meta:character-count="50632" meta:non-whitespace-character-count="409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